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Futura Condensed" svg:font-family="Futura Condensed" style:font-family-generic="modern" style:font-pitch="variable" svg:panose-1="0 0 0 0 0 0 0 0 0 0"/>
    <style:font-face style:name="Minion Pro" svg:font-family="Minion Pro" style:font-family-generic="roman" style:font-pitch="variable" svg:panose-1="2 4 5 3 5 2 1 2 2 3"/>
  </office:font-face-decls>
  <office:automatic-styles>
    <style:style style:name="P1" style:parent-style-name="Normal" style:master-page-name="MPF0" style:family="paragraph">
      <style:paragraph-properties fo:break-before="page" fo:margin-bottom="0in" fo:line-height="100%"/>
      <style:text-properties style:font-name="Futura Condensed" fo:font-style="italic" style:font-style-asian="italic" style:font-style-complex="italic" fo:font-size="10pt" style:font-size-asian="10pt" style:font-size-complex="10pt"/>
    </style:style>
    <style:style style:name="TableColumn5" style:family="table-column">
      <style:table-column-properties style:column-width="0.309in" style:use-optimal-column-width="false"/>
    </style:style>
    <style:style style:name="TableColumn6" style:family="table-column">
      <style:table-column-properties style:column-width="1.409in" style:use-optimal-column-width="false"/>
    </style:style>
    <style:style style:name="Table4" style:family="table">
      <style:table-properties style:width="1.718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9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Cell10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11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Cell1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666666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0.0069in solid #666666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666666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="0.0069in solid #666666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666666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="0.0069in solid #666666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2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666666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="0.0069in solid #666666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66666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9" style:family="table-cell">
      <style:table-cell-properties fo:border="0.0069in solid #666666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666666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1" style:family="table-cell">
      <style:table-cell-properties fo:border="0.0069in solid #666666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="Minion Pro" fo:font-size="9pt" style:font-size-asian="9pt" style:font-size-complex="9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666666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4" style:family="table-cell">
      <style:table-cell-properties fo:border="0.0069in solid #666666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666666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6" style:family="table-cell">
      <style:table-cell-properties fo:border="0.0069in solid #666666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666666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8" style:family="table-cell">
      <style:table-cell-properties fo:border="0.0069in solid #666666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2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2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66666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30" style:family="table-cell">
      <style:table-cell-properties fo:border="0.0069in solid #666666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3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37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666666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42" style:family="table-cell">
      <style:table-cell-properties fo:border="0.0069in solid #666666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4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4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P150" style:parent-style-name="Normal" style:family="paragraph">
      <style:paragraph-properties fo:margin-bottom="0in" fo:line-height="100%"/>
      <style:text-properties style:font-name="Futura Condensed" fo:font-style="italic" style:font-style-asian="italic" style:font-style-complex="italic" fo:font-size="10pt" style:font-size-asian="10pt" style:font-size-complex="10pt"/>
    </style:style>
    <style:style style:name="TableColumn152" style:family="table-column">
      <style:table-column-properties style:column-width="0.4513in"/>
    </style:style>
    <style:style style:name="TableColumn153" style:family="table-column">
      <style:table-column-properties style:column-width="1.2666in"/>
    </style:style>
    <style:style style:name="Table151" style:family="table">
      <style:table-properties style:width="1.718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156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Cell157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158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6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6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666666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69" style:family="table-cell">
      <style:table-cell-properties fo:border="0.0069in solid #666666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7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7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666666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81" style:family="table-cell">
      <style:table-cell-properties fo:border="0.0069in solid #666666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8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8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666666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93" style:family="table-cell">
      <style:table-cell-properties fo:border="0.0069in solid #666666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95" style:family="table-row">
      <style:table-row-properties/>
    </style:style>
    <style:style style:name="TableCell19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9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0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666666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05" style:family="table-cell">
      <style:table-cell-properties fo:border="0.0069in solid #666666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09" style:parent-style-name="Normal" style:family="paragraph">
      <style:paragraph-properties fo:margin-bottom="0in" fo:line-height="100%"/>
    </style:style>
    <style:style style:name="T21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1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1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666666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17" style:family="table-cell">
      <style:table-cell-properties fo:border="0.0069in solid #666666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19" style:family="table-row">
      <style:table-row-properties/>
    </style:style>
    <style:style style:name="TableCell22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21" style:parent-style-name="Normal" style:family="paragraph">
      <style:paragraph-properties fo:margin-bottom="0in" fo:line-height="100%"/>
    </style:style>
    <style:style style:name="T22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2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2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666666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22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29" style:family="table-cell">
      <style:table-cell-properties fo:border="0.0069in solid #666666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31" style:family="table-row">
      <style:table-row-properties/>
    </style:style>
    <style:style style:name="TableCell23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33" style:parent-style-name="Normal" style:family="paragraph">
      <style:paragraph-properties fo:margin-bottom="0in" fo:line-height="100%"/>
    </style:style>
    <style:style style:name="T23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3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36" style:parent-style-name="Normal" style:family="paragraph">
      <style:paragraph-properties fo:margin-bottom="0in" fo:line-height="100%"/>
    </style:style>
    <style:style style:name="T237" style:parent-style-name="DefaultParagraphFont" style:family="text">
      <style:text-properties style:font-name="Minion Pro" fo:font-size="9pt" style:font-size-asian="9pt" style:font-size-complex="9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666666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24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42" style:family="table-cell">
      <style:table-cell-properties fo:border="0.0069in solid #666666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4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4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50" style:family="table-row">
      <style:table-row-properties/>
    </style:style>
    <style:style style:name="TableCell251" style:family="table-cell">
      <style:table-cell-properties fo:border="0.0069in solid #666666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54" style:family="table-cell">
      <style:table-cell-properties fo:border="0.0069in solid #666666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58" style:parent-style-name="Normal" style:family="paragraph">
      <style:paragraph-properties fo:margin-bottom="0in" fo:line-height="100%"/>
    </style:style>
    <style:style style:name="T25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6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6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62" style:family="table-row">
      <style:table-row-properties/>
    </style:style>
    <style:style style:name="TableCell263" style:family="table-cell">
      <style:table-cell-properties fo:border="0.0069in solid #666666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66" style:family="table-cell">
      <style:table-cell-properties fo:border="0.0069in solid #666666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68" style:family="table-row">
      <style:table-row-properties/>
    </style:style>
    <style:style style:name="TableCell26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70" style:parent-style-name="Normal" style:family="paragraph">
      <style:paragraph-properties fo:margin-bottom="0in" fo:line-height="100%"/>
    </style:style>
    <style:style style:name="T27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7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7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666666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27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78" style:family="table-cell">
      <style:table-cell-properties fo:border="0.0069in solid #666666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280" style:parent-style-name="DefaultParagraphFont" style:family="text">
      <style:text-properties style:font-name="Minion Pro" fo:font-size="9pt" style:font-size-asian="9pt" style:font-size-complex="9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8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8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87" style:family="table-row">
      <style:table-row-properties/>
    </style:style>
    <style:style style:name="TableCell288" style:family="table-cell">
      <style:table-cell-properties fo:border="0.0069in solid #666666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29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91" style:family="table-cell">
      <style:table-cell-properties fo:border="0.0069in solid #666666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293" style:family="table-row">
      <style:table-row-properties/>
    </style:style>
    <style:style style:name="TableCell29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95" style:parent-style-name="Normal" style:family="paragraph">
      <style:paragraph-properties fo:margin-bottom="0in" fo:line-height="100%"/>
    </style:style>
    <style:style style:name="T29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29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9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P299" style:parent-style-name="Normal" style:family="paragraph">
      <style:paragraph-properties fo:margin-bottom="0in"/>
      <style:text-properties style:font-name="Futura Condensed" fo:font-style="italic" style:font-style-asian="italic" style:font-style-complex="italic" fo:font-size="10pt" style:font-size-asian="10pt" style:font-size-complex="10pt"/>
    </style:style>
    <style:style style:name="TableColumn301" style:family="table-column">
      <style:table-column-properties style:column-width="0.3895in"/>
    </style:style>
    <style:style style:name="TableColumn302" style:family="table-column">
      <style:table-column-properties style:column-width="1.3284in"/>
    </style:style>
    <style:style style:name="Table300" style:family="table">
      <style:table-properties style:width="1.718in" fo:margin-left="0in" table:align="left"/>
    </style:style>
    <style:style style:name="TableRow303" style:family="table-row">
      <style:table-row-properties/>
    </style:style>
    <style:style style:name="TableCell304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305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Cell306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307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1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1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666666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18" style:family="table-cell">
      <style:table-cell-properties fo:border="0.0069in solid #666666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20" style:family="table-row">
      <style:table-row-properties/>
    </style:style>
    <style:style style:name="TableCell32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22" style:parent-style-name="Normal" style:family="paragraph">
      <style:paragraph-properties fo:margin-bottom="0in" fo:line-height="100%"/>
    </style:style>
    <style:style style:name="T32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2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2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666666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32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30" style:family="table-cell">
      <style:table-cell-properties fo:border="0.0069in solid #666666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34" style:parent-style-name="Normal" style:family="paragraph">
      <style:paragraph-properties fo:margin-bottom="0in" fo:line-height="100%"/>
    </style:style>
    <style:style style:name="T33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3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3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38" style:family="table-row">
      <style:table-row-properties/>
    </style:style>
    <style:style style:name="TableCell339" style:family="table-cell">
      <style:table-cell-properties fo:border="0.0069in solid #666666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34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42" style:family="table-cell">
      <style:table-cell-properties fo:border="0.0069in solid #666666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44" style:family="table-row">
      <style:table-row-properties/>
    </style:style>
    <style:style style:name="TableCell34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46" style:parent-style-name="Normal" style:family="paragraph">
      <style:paragraph-properties fo:margin-bottom="0in" fo:line-height="100%"/>
    </style:style>
    <style:style style:name="T34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4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4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50" style:family="table-row">
      <style:table-row-properties/>
    </style:style>
    <style:style style:name="TableCell351" style:family="table-cell">
      <style:table-cell-properties fo:border="0.0069in solid #666666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35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54" style:family="table-cell">
      <style:table-cell-properties fo:border="0.0069in solid #666666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56" style:family="table-row">
      <style:table-row-properties/>
    </style:style>
    <style:style style:name="TableCell35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58" style:parent-style-name="Normal" style:family="paragraph">
      <style:paragraph-properties fo:margin-bottom="0in" fo:line-height="100%"/>
    </style:style>
    <style:style style:name="T35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6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6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666666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36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66" style:family="table-cell">
      <style:table-cell-properties fo:border="0.0069in solid #666666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68" style:family="table-row">
      <style:table-row-properties/>
    </style:style>
    <style:style style:name="TableCell36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70" style:parent-style-name="Normal" style:family="paragraph">
      <style:paragraph-properties fo:margin-bottom="0in" fo:line-height="100%"/>
    </style:style>
    <style:style style:name="T37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7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7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74" style:family="table-row">
      <style:table-row-properties/>
    </style:style>
    <style:style style:name="TableCell375" style:family="table-cell">
      <style:table-cell-properties fo:border="0.0069in solid #666666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37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78" style:family="table-cell">
      <style:table-cell-properties fo:border="0.0069in solid #666666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80" style:family="table-row">
      <style:table-row-properties/>
    </style:style>
    <style:style style:name="TableCell38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82" style:parent-style-name="Normal" style:family="paragraph">
      <style:paragraph-properties fo:margin-bottom="0in" fo:line-height="100%"/>
    </style:style>
    <style:style style:name="T38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8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8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86" style:family="table-row">
      <style:table-row-properties/>
    </style:style>
    <style:style style:name="TableCell387" style:family="table-cell">
      <style:table-cell-properties fo:border="0.0069in solid #666666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38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90" style:family="table-cell">
      <style:table-cell-properties fo:border="0.0069in solid #666666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92" style:family="table-row">
      <style:table-row-properties/>
    </style:style>
    <style:style style:name="TableCell39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94" style:parent-style-name="Normal" style:family="paragraph">
      <style:paragraph-properties fo:margin-bottom="0in" fo:line-height="100%"/>
    </style:style>
    <style:style style:name="T39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39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9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398" style:family="table-row">
      <style:table-row-properties/>
    </style:style>
    <style:style style:name="TableCell399" style:family="table-cell">
      <style:table-cell-properties fo:border="0.0069in solid #666666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T40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02" style:family="table-cell">
      <style:table-cell-properties fo:border="0.0069in solid #666666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04" style:family="table-row">
      <style:table-row-properties/>
    </style:style>
    <style:style style:name="TableCell40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06" style:parent-style-name="Normal" style:family="paragraph">
      <style:paragraph-properties fo:margin-bottom="0in" fo:line-height="100%"/>
    </style:style>
    <style:style style:name="T40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0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0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10" style:family="table-row">
      <style:table-row-properties/>
    </style:style>
    <style:style style:name="TableCell411" style:family="table-cell">
      <style:table-cell-properties fo:border="0.0069in solid #666666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41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14" style:family="table-cell">
      <style:table-cell-properties fo:border="0.0069in solid #666666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16" style:family="table-row">
      <style:table-row-properties/>
    </style:style>
    <style:style style:name="TableCell41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18" style:parent-style-name="Normal" style:family="paragraph">
      <style:paragraph-properties fo:margin-bottom="0in" fo:line-height="100%"/>
    </style:style>
    <style:style style:name="T41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2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2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22" style:family="table-row">
      <style:table-row-properties/>
    </style:style>
    <style:style style:name="TableCell423" style:family="table-cell">
      <style:table-cell-properties fo:border="0.0069in solid #666666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</style:style>
    <style:style style:name="T42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26" style:family="table-cell">
      <style:table-cell-properties fo:border="0.0069in solid #666666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28" style:family="table-row">
      <style:table-row-properties/>
    </style:style>
    <style:style style:name="TableCell42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30" style:parent-style-name="Normal" style:family="paragraph">
      <style:paragraph-properties fo:margin-bottom="0in" fo:line-height="100%"/>
    </style:style>
    <style:style style:name="T43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3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3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666666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43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38" style:family="table-cell">
      <style:table-cell-properties fo:border="0.0069in solid #666666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40" style:family="table-row">
      <style:table-row-properties/>
    </style:style>
    <style:style style:name="TableCell44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42" style:parent-style-name="Normal" style:family="paragraph">
      <style:paragraph-properties fo:margin-bottom="0in" fo:line-height="100%"/>
    </style:style>
    <style:style style:name="T44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4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4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P446" style:parent-style-name="Normal" style:family="paragraph">
      <style:paragraph-properties fo:margin-bottom="0in" fo:line-height="100%"/>
      <style:text-properties style:font-name="Futura Condensed" fo:font-style="italic" style:font-style-asian="italic" style:font-style-complex="italic" fo:font-size="10pt" style:font-size-asian="10pt" style:font-size-complex="10pt"/>
    </style:style>
    <style:style style:name="TableColumn448" style:family="table-column">
      <style:table-column-properties style:column-width="0.4527in"/>
    </style:style>
    <style:style style:name="TableColumn449" style:family="table-column">
      <style:table-column-properties style:column-width="1.2652in"/>
    </style:style>
    <style:style style:name="Table447" style:family="table">
      <style:table-properties style:width="1.718in" fo:margin-left="0in" table:align="left"/>
    </style:style>
    <style:style style:name="TableRow450" style:family="table-row">
      <style:table-row-properties/>
    </style:style>
    <style:style style:name="TableCell451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452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Cell453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454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Row455" style:family="table-row">
      <style:table-row-properties/>
    </style:style>
    <style:style style:name="TableCell45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57" style:parent-style-name="Normal" style:family="paragraph">
      <style:paragraph-properties fo:margin-bottom="0in" fo:line-height="100%"/>
    </style:style>
    <style:style style:name="T45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5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6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61" style:family="table-row">
      <style:table-row-properties/>
    </style:style>
    <style:style style:name="TableCell462" style:family="table-cell">
      <style:table-cell-properties fo:border="0.0069in solid #666666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46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65" style:family="table-cell">
      <style:table-cell-properties fo:border="0.0069in solid #666666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67" style:family="table-row">
      <style:table-row-properties/>
    </style:style>
    <style:style style:name="TableCell46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69" style:parent-style-name="Normal" style:family="paragraph">
      <style:paragraph-properties fo:margin-bottom="0in" fo:line-height="100%"/>
    </style:style>
    <style:style style:name="T47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7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7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73" style:family="table-row">
      <style:table-row-properties/>
    </style:style>
    <style:style style:name="TableCell474" style:family="table-cell">
      <style:table-cell-properties fo:border="0.0069in solid #666666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47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77" style:family="table-cell">
      <style:table-cell-properties fo:border="0.0069in solid #666666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79" style:family="table-row">
      <style:table-row-properties/>
    </style:style>
    <style:style style:name="TableCell48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81" style:parent-style-name="Normal" style:family="paragraph">
      <style:paragraph-properties fo:margin-bottom="0in" fo:line-height="100%"/>
    </style:style>
    <style:style style:name="T48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8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8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85" style:family="table-row">
      <style:table-row-properties/>
    </style:style>
    <style:style style:name="TableCell486" style:family="table-cell">
      <style:table-cell-properties fo:border="0.0069in solid #666666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48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89" style:family="table-cell">
      <style:table-cell-properties fo:border="0.0069in solid #666666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91" style:family="table-row">
      <style:table-row-properties/>
    </style:style>
    <style:style style:name="TableCell49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93" style:parent-style-name="Normal" style:family="paragraph">
      <style:paragraph-properties fo:margin-bottom="0in" fo:line-height="100%"/>
    </style:style>
    <style:style style:name="T49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49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9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497" style:family="table-row">
      <style:table-row-properties/>
    </style:style>
    <style:style style:name="TableCell498" style:family="table-cell">
      <style:table-cell-properties fo:border="0.0069in solid #666666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50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01" style:family="table-cell">
      <style:table-cell-properties fo:border="0.0069in solid #666666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03" style:family="table-row">
      <style:table-row-properties/>
    </style:style>
    <style:style style:name="TableCell50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05" style:parent-style-name="Normal" style:family="paragraph">
      <style:paragraph-properties fo:margin-bottom="0in" fo:line-height="100%"/>
    </style:style>
    <style:style style:name="T50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0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0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09" style:family="table-row">
      <style:table-row-properties/>
    </style:style>
    <style:style style:name="TableCell510" style:family="table-cell">
      <style:table-cell-properties fo:border="0.0069in solid #666666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51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13" style:family="table-cell">
      <style:table-cell-properties fo:border="0.0069in solid #666666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15" style:family="table-row">
      <style:table-row-properties/>
    </style:style>
    <style:style style:name="TableCell51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17" style:parent-style-name="Normal" style:family="paragraph">
      <style:paragraph-properties fo:margin-bottom="0in" fo:line-height="100%"/>
    </style:style>
    <style:style style:name="T51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1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2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21" style:family="table-row">
      <style:table-row-properties/>
    </style:style>
    <style:style style:name="TableCell522" style:family="table-cell">
      <style:table-cell-properties fo:border="0.0069in solid #666666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52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25" style:family="table-cell">
      <style:table-cell-properties fo:border="0.0069in solid #666666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27" style:family="table-row">
      <style:table-row-properties/>
    </style:style>
    <style:style style:name="TableCell52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29" style:parent-style-name="Normal" style:family="paragraph">
      <style:paragraph-properties fo:margin-bottom="0in" fo:line-height="100%"/>
    </style:style>
    <style:style style:name="T53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3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32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533" style:family="table-row">
      <style:table-row-properties/>
    </style:style>
    <style:style style:name="TableCell534" style:family="table-cell">
      <style:table-cell-properties fo:border="0.0069in solid #666666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</style:style>
    <style:style style:name="T53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37" style:family="table-cell">
      <style:table-cell-properties fo:border="0.0069in solid #666666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539" style:family="table-row">
      <style:table-row-properties/>
    </style:style>
    <style:style style:name="TableCell54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41" style:parent-style-name="Normal" style:family="paragraph">
      <style:paragraph-properties fo:margin-bottom="0in" fo:line-height="100%"/>
    </style:style>
    <style:style style:name="T54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4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4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45" style:family="table-row">
      <style:table-row-properties/>
    </style:style>
    <style:style style:name="TableCell546" style:family="table-cell">
      <style:table-cell-properties fo:border="0.0069in solid #666666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</style:style>
    <style:style style:name="T54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49" style:family="table-cell">
      <style:table-cell-properties fo:border="0.0069in solid #666666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551" style:family="table-row">
      <style:table-row-properties/>
    </style:style>
    <style:style style:name="TableCell55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53" style:parent-style-name="Normal" style:family="paragraph">
      <style:paragraph-properties fo:margin-bottom="0in" fo:line-height="100%"/>
    </style:style>
    <style:style style:name="T55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5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5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57" style:family="table-row">
      <style:table-row-properties/>
    </style:style>
    <style:style style:name="TableCell558" style:family="table-cell">
      <style:table-cell-properties fo:border="0.0069in solid #666666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</style:style>
    <style:style style:name="T56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61" style:family="table-cell">
      <style:table-cell-properties fo:border="0.0069in solid #666666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63" style:family="table-row">
      <style:table-row-properties/>
    </style:style>
    <style:style style:name="TableCell56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65" style:parent-style-name="Normal" style:family="paragraph">
      <style:paragraph-properties fo:margin-bottom="0in" fo:line-height="100%"/>
    </style:style>
    <style:style style:name="T56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6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6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69" style:family="table-row">
      <style:table-row-properties/>
    </style:style>
    <style:style style:name="TableCell570" style:family="table-cell">
      <style:table-cell-properties fo:border="0.0069in solid #666666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T57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73" style:family="table-cell">
      <style:table-cell-properties fo:border="0.0069in solid #666666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575" style:family="table-row">
      <style:table-row-properties/>
    </style:style>
    <style:style style:name="TableCell57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77" style:parent-style-name="Normal" style:family="paragraph">
      <style:paragraph-properties fo:margin-bottom="0in" fo:line-height="100%"/>
    </style:style>
    <style:style style:name="T57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7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8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81" style:family="table-row">
      <style:table-row-properties/>
    </style:style>
    <style:style style:name="TableCell582" style:family="table-cell">
      <style:table-cell-properties fo:border="0.0069in solid #666666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</style:style>
    <style:style style:name="T58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85" style:family="table-cell">
      <style:table-cell-properties fo:border="0.0069in solid #666666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587" style:family="table-row">
      <style:table-row-properties/>
    </style:style>
    <style:style style:name="TableCell58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89" style:parent-style-name="Normal" style:family="paragraph">
      <style:paragraph-properties fo:margin-bottom="0in" fo:line-height="100%"/>
    </style:style>
    <style:style style:name="T59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59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9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P593" style:parent-style-name="Normal" style:family="paragraph">
      <style:paragraph-properties fo:margin-bottom="0in" fo:line-height="100%"/>
      <style:text-properties style:font-name="Futura Condensed" fo:font-style="italic" style:font-style-asian="italic" style:font-style-complex="italic" fo:font-size="10pt" style:font-size-asian="10pt" style:font-size-complex="10pt"/>
    </style:style>
    <style:style style:name="TableColumn595" style:family="table-column">
      <style:table-column-properties style:column-width="0.4541in"/>
    </style:style>
    <style:style style:name="TableColumn596" style:family="table-column">
      <style:table-column-properties style:column-width="1.2638in"/>
    </style:style>
    <style:style style:name="Table594" style:family="table">
      <style:table-properties style:width="1.718in" fo:margin-left="0in" table:align="left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599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Cell600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601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Row602" style:family="table-row">
      <style:table-row-properties/>
    </style:style>
    <style:style style:name="TableCell60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04" style:parent-style-name="Normal" style:family="paragraph">
      <style:paragraph-properties fo:margin-bottom="0in" fo:line-height="100%"/>
    </style:style>
    <style:style style:name="T60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0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0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08" style:family="table-row">
      <style:table-row-properties/>
    </style:style>
    <style:style style:name="TableCell609" style:family="table-cell">
      <style:table-cell-properties fo:border="0.0069in solid #666666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61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12" style:family="table-cell">
      <style:table-cell-properties fo:border="0.0069in solid #666666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14" style:family="table-row">
      <style:table-row-properties/>
    </style:style>
    <style:style style:name="TableCell61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16" style:parent-style-name="Normal" style:family="paragraph">
      <style:paragraph-properties fo:margin-bottom="0in" fo:line-height="100%"/>
    </style:style>
    <style:style style:name="T61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1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1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20" style:family="table-row">
      <style:table-row-properties/>
    </style:style>
    <style:style style:name="TableCell621" style:family="table-cell">
      <style:table-cell-properties fo:border="0.0069in solid #666666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T62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24" style:family="table-cell">
      <style:table-cell-properties fo:border="0.0069in solid #666666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26" style:family="table-row">
      <style:table-row-properties/>
    </style:style>
    <style:style style:name="TableCell62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28" style:parent-style-name="Normal" style:family="paragraph">
      <style:paragraph-properties fo:margin-bottom="0in" fo:line-height="100%"/>
    </style:style>
    <style:style style:name="T62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3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3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32" style:family="table-row">
      <style:table-row-properties/>
    </style:style>
    <style:style style:name="TableCell633" style:family="table-cell">
      <style:table-cell-properties fo:border="0.0069in solid #666666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63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36" style:family="table-cell">
      <style:table-cell-properties fo:border="0.0069in solid #666666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38" style:family="table-row">
      <style:table-row-properties/>
    </style:style>
    <style:style style:name="TableCell63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40" style:parent-style-name="Normal" style:family="paragraph">
      <style:paragraph-properties fo:margin-bottom="0in" fo:line-height="100%"/>
    </style:style>
    <style:style style:name="T64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4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4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44" style:family="table-row">
      <style:table-row-properties/>
    </style:style>
    <style:style style:name="TableCell645" style:family="table-cell">
      <style:table-cell-properties fo:border="0.0069in solid #666666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</style:style>
    <style:style style:name="T64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48" style:family="table-cell">
      <style:table-cell-properties fo:border="0.0069in solid #666666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50" style:family="table-row">
      <style:table-row-properties/>
    </style:style>
    <style:style style:name="TableCell65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52" style:parent-style-name="Normal" style:family="paragraph">
      <style:paragraph-properties fo:margin-bottom="0in" fo:line-height="100%"/>
    </style:style>
    <style:style style:name="T65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5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5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56" style:family="table-row">
      <style:table-row-properties/>
    </style:style>
    <style:style style:name="TableCell657" style:family="table-cell">
      <style:table-cell-properties fo:border="0.0069in solid #666666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</style:style>
    <style:style style:name="T65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60" style:family="table-cell">
      <style:table-cell-properties fo:border="0.0069in solid #666666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62" style:family="table-row">
      <style:table-row-properties/>
    </style:style>
    <style:style style:name="TableCell66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64" style:parent-style-name="Normal" style:family="paragraph">
      <style:paragraph-properties fo:margin-bottom="0in" fo:line-height="100%"/>
    </style:style>
    <style:style style:name="T66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6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6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68" style:family="table-row">
      <style:table-row-properties/>
    </style:style>
    <style:style style:name="TableCell669" style:family="table-cell">
      <style:table-cell-properties fo:border="0.0069in solid #666666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67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72" style:family="table-cell">
      <style:table-cell-properties fo:border="0.0069in solid #666666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74" style:family="table-row">
      <style:table-row-properties/>
    </style:style>
    <style:style style:name="TableCell67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76" style:parent-style-name="Normal" style:family="paragraph">
      <style:paragraph-properties fo:margin-bottom="0in" fo:line-height="100%"/>
    </style:style>
    <style:style style:name="T67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7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7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80" style:family="table-row">
      <style:table-row-properties/>
    </style:style>
    <style:style style:name="TableCell681" style:family="table-cell">
      <style:table-cell-properties fo:border="0.0069in solid #666666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68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84" style:family="table-cell">
      <style:table-cell-properties fo:border="0.0069in solid #666666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86" style:family="table-row">
      <style:table-row-properties/>
    </style:style>
    <style:style style:name="TableCell68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88" style:parent-style-name="Normal" style:family="paragraph">
      <style:paragraph-properties fo:margin-bottom="0in" fo:line-height="100%"/>
    </style:style>
    <style:style style:name="T68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9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69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92" style:family="table-row">
      <style:table-row-properties/>
    </style:style>
    <style:style style:name="TableCell693" style:family="table-cell">
      <style:table-cell-properties fo:border="0.0069in solid #666666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69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696" style:family="table-cell">
      <style:table-cell-properties fo:border="0.0069in solid #666666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698" style:family="table-row">
      <style:table-row-properties/>
    </style:style>
    <style:style style:name="TableCell69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00" style:parent-style-name="Normal" style:family="paragraph">
      <style:paragraph-properties fo:margin-bottom="0in" fo:line-height="100%"/>
    </style:style>
    <style:style style:name="T70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0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0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04" style:family="table-row">
      <style:table-row-properties/>
    </style:style>
    <style:style style:name="TableCell705" style:family="table-cell">
      <style:table-cell-properties fo:border="0.0069in solid #666666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</style:style>
    <style:style style:name="T70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08" style:family="table-cell">
      <style:table-cell-properties fo:border="0.0069in solid #666666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10" style:family="table-row">
      <style:table-row-properties/>
    </style:style>
    <style:style style:name="TableCell71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12" style:parent-style-name="Normal" style:family="paragraph">
      <style:paragraph-properties fo:margin-bottom="0in" fo:line-height="100%"/>
    </style:style>
    <style:style style:name="T71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1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1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16" style:family="table-row">
      <style:table-row-properties/>
    </style:style>
    <style:style style:name="TableCell717" style:family="table-cell">
      <style:table-cell-properties fo:border="0.0069in solid #666666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</style:style>
    <style:style style:name="T71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20" style:family="table-cell">
      <style:table-cell-properties fo:border="0.0069in solid #666666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22" style:family="table-row">
      <style:table-row-properties/>
    </style:style>
    <style:style style:name="TableCell72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24" style:parent-style-name="Normal" style:family="paragraph">
      <style:paragraph-properties fo:margin-bottom="0in" fo:line-height="100%"/>
    </style:style>
    <style:style style:name="T72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2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2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28" style:family="table-row">
      <style:table-row-properties/>
    </style:style>
    <style:style style:name="TableCell729" style:family="table-cell">
      <style:table-cell-properties fo:border="0.0069in solid #666666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</style:style>
    <style:style style:name="T73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32" style:family="table-cell">
      <style:table-cell-properties fo:border="0.0069in solid #666666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34" style:family="table-row">
      <style:table-row-properties/>
    </style:style>
    <style:style style:name="TableCell73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36" style:parent-style-name="Normal" style:family="paragraph">
      <style:paragraph-properties fo:margin-bottom="0in" fo:line-height="100%"/>
    </style:style>
    <style:style style:name="T73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3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3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P740" style:parent-style-name="Normal" style:family="paragraph">
      <style:paragraph-properties fo:margin-bottom="0in" fo:line-height="100%"/>
      <style:text-properties style:font-name="Futura Condensed" fo:font-style="italic" style:font-style-asian="italic" style:font-style-complex="italic" fo:font-size="10pt" style:font-size-asian="10pt" style:font-size-complex="10pt"/>
    </style:style>
    <style:style style:name="TableColumn742" style:family="table-column">
      <style:table-column-properties style:column-width="0.4513in"/>
    </style:style>
    <style:style style:name="TableColumn743" style:family="table-column">
      <style:table-column-properties style:column-width="1.2666in"/>
    </style:style>
    <style:style style:name="Table741" style:family="table">
      <style:table-properties style:width="1.718in" fo:margin-left="0in" table:align="left"/>
    </style:style>
    <style:style style:name="TableRow744" style:family="table-row">
      <style:table-row-properties/>
    </style:style>
    <style:style style:name="TableCell745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746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Cell747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748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Row749" style:family="table-row">
      <style:table-row-properties/>
    </style:style>
    <style:style style:name="TableCell75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51" style:parent-style-name="Normal" style:family="paragraph">
      <style:paragraph-properties fo:margin-bottom="0in" fo:line-height="100%"/>
    </style:style>
    <style:style style:name="T75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5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5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55" style:family="table-row">
      <style:table-row-properties/>
    </style:style>
    <style:style style:name="TableCell756" style:family="table-cell">
      <style:table-cell-properties fo:border="0.0069in solid #666666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</style:style>
    <style:style style:name="T75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59" style:family="table-cell">
      <style:table-cell-properties fo:border="0.0069in solid #666666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61" style:family="table-row">
      <style:table-row-properties/>
    </style:style>
    <style:style style:name="TableCell76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63" style:parent-style-name="Normal" style:family="paragraph">
      <style:paragraph-properties fo:margin-bottom="0in" fo:line-height="100%"/>
    </style:style>
    <style:style style:name="T76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6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6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67" style:family="table-row">
      <style:table-row-properties/>
    </style:style>
    <style:style style:name="TableCell768" style:family="table-cell">
      <style:table-cell-properties fo:border="0.0069in solid #666666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</style:style>
    <style:style style:name="T77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71" style:family="table-cell">
      <style:table-cell-properties fo:border="0.0069in solid #666666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73" style:family="table-row">
      <style:table-row-properties/>
    </style:style>
    <style:style style:name="TableCell77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75" style:parent-style-name="Normal" style:family="paragraph">
      <style:paragraph-properties fo:margin-bottom="0in" fo:line-height="100%"/>
    </style:style>
    <style:style style:name="T77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7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7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79" style:family="table-row">
      <style:table-row-properties/>
    </style:style>
    <style:style style:name="TableCell780" style:family="table-cell">
      <style:table-cell-properties fo:border="0.0069in solid #666666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</style:style>
    <style:style style:name="T78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83" style:family="table-cell">
      <style:table-cell-properties fo:border="0.0069in solid #666666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85" style:family="table-row">
      <style:table-row-properties/>
    </style:style>
    <style:style style:name="TableCell78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87" style:parent-style-name="Normal" style:family="paragraph">
      <style:paragraph-properties fo:margin-bottom="0in" fo:line-height="100%"/>
    </style:style>
    <style:style style:name="T78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8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9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91" style:family="table-row">
      <style:table-row-properties/>
    </style:style>
    <style:style style:name="TableCell792" style:family="table-cell">
      <style:table-cell-properties fo:border="0.0069in solid #666666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79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795" style:family="table-cell">
      <style:table-cell-properties fo:border="0.0069in solid #666666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797" style:family="table-row">
      <style:table-row-properties/>
    </style:style>
    <style:style style:name="TableCell79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99" style:parent-style-name="Normal" style:family="paragraph">
      <style:paragraph-properties fo:margin-bottom="0in" fo:line-height="100%"/>
    </style:style>
    <style:style style:name="T80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0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0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03" style:family="table-row">
      <style:table-row-properties/>
    </style:style>
    <style:style style:name="TableCell804" style:family="table-cell">
      <style:table-cell-properties fo:border="0.0069in solid #666666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</style:style>
    <style:style style:name="T80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07" style:family="table-cell">
      <style:table-cell-properties fo:border="0.0069in solid #666666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09" style:family="table-row">
      <style:table-row-properties/>
    </style:style>
    <style:style style:name="TableCell81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11" style:parent-style-name="Normal" style:family="paragraph">
      <style:paragraph-properties fo:margin-bottom="0in" fo:line-height="100%"/>
    </style:style>
    <style:style style:name="T81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1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14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815" style:family="table-row">
      <style:table-row-properties/>
    </style:style>
    <style:style style:name="TableCell816" style:family="table-cell">
      <style:table-cell-properties fo:border="0.0069in solid #666666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</style:style>
    <style:style style:name="T81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19" style:family="table-cell">
      <style:table-cell-properties fo:border="0.0069in solid #666666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21" style:family="table-row">
      <style:table-row-properties/>
    </style:style>
    <style:style style:name="TableCell82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23" style:parent-style-name="Normal" style:family="paragraph">
      <style:paragraph-properties fo:margin-bottom="0in" fo:line-height="100%"/>
    </style:style>
    <style:style style:name="T82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2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2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27" style:family="table-row">
      <style:table-row-properties/>
    </style:style>
    <style:style style:name="TableCell828" style:family="table-cell">
      <style:table-cell-properties fo:border="0.0069in solid #666666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</style:style>
    <style:style style:name="T83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31" style:family="table-cell">
      <style:table-cell-properties fo:border="0.0069in solid #666666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33" style:family="table-row">
      <style:table-row-properties/>
    </style:style>
    <style:style style:name="TableCell83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35" style:parent-style-name="Normal" style:family="paragraph">
      <style:paragraph-properties fo:margin-bottom="0in" fo:line-height="100%"/>
    </style:style>
    <style:style style:name="T83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3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3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39" style:family="table-row">
      <style:table-row-properties/>
    </style:style>
    <style:style style:name="TableCell840" style:family="table-cell">
      <style:table-cell-properties fo:border="0.0069in solid #666666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</style:style>
    <style:style style:name="T84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43" style:family="table-cell">
      <style:table-cell-properties fo:border="0.0069in solid #666666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45" style:family="table-row">
      <style:table-row-properties/>
    </style:style>
    <style:style style:name="TableCell84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47" style:parent-style-name="Normal" style:family="paragraph">
      <style:paragraph-properties fo:margin-bottom="0in" fo:line-height="100%"/>
    </style:style>
    <style:style style:name="T84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4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5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51" style:family="table-row">
      <style:table-row-properties/>
    </style:style>
    <style:style style:name="TableCell852" style:family="table-cell">
      <style:table-cell-properties fo:border="0.0069in solid #666666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</style:style>
    <style:style style:name="T85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55" style:family="table-cell">
      <style:table-cell-properties fo:border="0.0069in solid #666666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  <style:text-properties style:font-name="Minion Pro" fo:font-size="9pt" style:font-size-asian="9pt" style:font-size-complex="9pt"/>
    </style:style>
    <style:style style:name="TableRow857" style:family="table-row">
      <style:table-row-properties/>
    </style:style>
    <style:style style:name="TableCell85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59" style:parent-style-name="Normal" style:family="paragraph">
      <style:paragraph-properties fo:margin-bottom="0in" fo:line-height="100%"/>
    </style:style>
    <style:style style:name="T86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6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6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63" style:family="table-row">
      <style:table-row-properties/>
    </style:style>
    <style:style style:name="TableCell864" style:family="table-cell">
      <style:table-cell-properties fo:border="0.0069in solid #666666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86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67" style:family="table-cell">
      <style:table-cell-properties fo:border="0.0069in solid #666666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69" style:family="table-row">
      <style:table-row-properties/>
    </style:style>
    <style:style style:name="TableCell87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71" style:parent-style-name="Normal" style:family="paragraph">
      <style:paragraph-properties fo:margin-bottom="0in" fo:line-height="100%"/>
    </style:style>
    <style:style style:name="T87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7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7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75" style:family="table-row">
      <style:table-row-properties/>
    </style:style>
    <style:style style:name="TableCell876" style:family="table-cell">
      <style:table-cell-properties fo:border="0.0069in solid #666666" style:writing-mode="lr-tb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/>
    </style:style>
    <style:style style:name="T87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79" style:family="table-cell">
      <style:table-cell-properties fo:border="0.0069in solid #666666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881" style:family="table-row">
      <style:table-row-properties/>
    </style:style>
    <style:style style:name="TableCell88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83" style:parent-style-name="Normal" style:family="paragraph">
      <style:paragraph-properties fo:margin-bottom="0in" fo:line-height="100%"/>
    </style:style>
    <style:style style:name="T88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88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8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P887" style:parent-style-name="Normal" style:family="paragraph">
      <style:paragraph-properties fo:margin-bottom="0in" fo:line-height="100%"/>
      <style:text-properties style:font-name="Futura Condensed" fo:font-style="italic" style:font-style-asian="italic" style:font-style-complex="italic" fo:font-size="10pt" style:font-size-asian="10pt" style:font-size-complex="10pt"/>
    </style:style>
    <style:style style:name="TableColumn889" style:family="table-column">
      <style:table-column-properties style:column-width="0.4534in"/>
    </style:style>
    <style:style style:name="TableColumn890" style:family="table-column">
      <style:table-column-properties style:column-width="1.2645in"/>
    </style:style>
    <style:style style:name="Table888" style:family="table">
      <style:table-properties style:width="1.718in" fo:margin-left="0in" table:align="left"/>
    </style:style>
    <style:style style:name="TableRow891" style:family="table-row">
      <style:table-row-properties/>
    </style:style>
    <style:style style:name="TableCell892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893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Cell894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895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Row896" style:family="table-row">
      <style:table-row-properties/>
    </style:style>
    <style:style style:name="TableCell89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98" style:parent-style-name="Normal" style:family="paragraph">
      <style:paragraph-properties fo:margin-bottom="0in" fo:line-height="100%"/>
    </style:style>
    <style:style style:name="T89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0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0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02" style:family="table-row">
      <style:table-row-properties/>
    </style:style>
    <style:style style:name="TableCell903" style:family="table-cell">
      <style:table-cell-properties fo:border="0.0069in solid #666666" style:writing-mode="lr-tb" fo:padding-top="0in" fo:padding-left="0.075in" fo:padding-bottom="0in" fo:padding-right="0.075in"/>
    </style:style>
    <style:style style:name="P904" style:parent-style-name="Normal" style:family="paragraph">
      <style:paragraph-properties fo:margin-bottom="0in" fo:line-height="100%"/>
    </style:style>
    <style:style style:name="T90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06" style:family="table-cell">
      <style:table-cell-properties fo:border="0.0069in solid #666666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08" style:family="table-row">
      <style:table-row-properties/>
    </style:style>
    <style:style style:name="TableCell90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10" style:parent-style-name="Normal" style:family="paragraph">
      <style:paragraph-properties fo:margin-bottom="0in" fo:line-height="100%"/>
    </style:style>
    <style:style style:name="T91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1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1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14" style:family="table-row">
      <style:table-row-properties/>
    </style:style>
    <style:style style:name="TableCell915" style:family="table-cell">
      <style:table-cell-properties fo:border="0.0069in solid #666666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</style:style>
    <style:style style:name="T91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18" style:family="table-cell">
      <style:table-cell-properties fo:border="0.0069in solid #666666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20" style:family="table-row">
      <style:table-row-properties/>
    </style:style>
    <style:style style:name="TableCell92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22" style:parent-style-name="Normal" style:family="paragraph">
      <style:paragraph-properties fo:margin-bottom="0in" fo:line-height="100%"/>
    </style:style>
    <style:style style:name="T92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2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2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26" style:family="table-row">
      <style:table-row-properties/>
    </style:style>
    <style:style style:name="TableCell927" style:family="table-cell">
      <style:table-cell-properties fo:border="0.0069in solid #666666" style:writing-mode="lr-tb" fo:padding-top="0in" fo:padding-left="0.075in" fo:padding-bottom="0in" fo:padding-right="0.075in"/>
    </style:style>
    <style:style style:name="P928" style:parent-style-name="Normal" style:family="paragraph">
      <style:paragraph-properties fo:margin-bottom="0in" fo:line-height="100%"/>
    </style:style>
    <style:style style:name="T92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30" style:family="table-cell">
      <style:table-cell-properties fo:border="0.0069in solid #666666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32" style:family="table-row">
      <style:table-row-properties/>
    </style:style>
    <style:style style:name="TableCell93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34" style:parent-style-name="Normal" style:family="paragraph">
      <style:paragraph-properties fo:margin-bottom="0in" fo:line-height="100%"/>
    </style:style>
    <style:style style:name="T93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3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3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38" style:family="table-row">
      <style:table-row-properties/>
    </style:style>
    <style:style style:name="TableCell939" style:family="table-cell">
      <style:table-cell-properties fo:border="0.0069in solid #666666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</style:style>
    <style:style style:name="T94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42" style:family="table-cell">
      <style:table-cell-properties fo:border="0.0069in solid #666666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44" style:family="table-row">
      <style:table-row-properties/>
    </style:style>
    <style:style style:name="TableCell94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46" style:parent-style-name="Normal" style:family="paragraph">
      <style:paragraph-properties fo:margin-bottom="0in" fo:line-height="100%"/>
    </style:style>
    <style:style style:name="T94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4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4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50" style:family="table-row">
      <style:table-row-properties/>
    </style:style>
    <style:style style:name="TableCell951" style:family="table-cell">
      <style:table-cell-properties fo:border="0.0069in solid #666666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</style:style>
    <style:style style:name="T95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54" style:family="table-cell">
      <style:table-cell-properties fo:border="0.0069in solid #666666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56" style:family="table-row">
      <style:table-row-properties/>
    </style:style>
    <style:style style:name="TableCell95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58" style:parent-style-name="Normal" style:family="paragraph">
      <style:paragraph-properties fo:margin-bottom="0in" fo:line-height="100%"/>
    </style:style>
    <style:style style:name="T95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6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6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62" style:family="table-row">
      <style:table-row-properties/>
    </style:style>
    <style:style style:name="TableCell963" style:family="table-cell">
      <style:table-cell-properties fo:border="0.0069in solid #666666" style:writing-mode="lr-tb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</style:style>
    <style:style style:name="T96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66" style:family="table-cell">
      <style:table-cell-properties fo:border="0.0069in solid #666666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68" style:family="table-row">
      <style:table-row-properties/>
    </style:style>
    <style:style style:name="TableCell96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70" style:parent-style-name="Normal" style:family="paragraph">
      <style:paragraph-properties fo:margin-bottom="0in" fo:line-height="100%"/>
    </style:style>
    <style:style style:name="T97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7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7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74" style:family="table-row">
      <style:table-row-properties/>
    </style:style>
    <style:style style:name="TableCell975" style:family="table-cell">
      <style:table-cell-properties fo:border="0.0069in solid #666666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</style:style>
    <style:style style:name="T97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78" style:family="table-cell">
      <style:table-cell-properties fo:border="0.0069in solid #666666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80" style:family="table-row">
      <style:table-row-properties/>
    </style:style>
    <style:style style:name="TableCell98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82" style:parent-style-name="Normal" style:family="paragraph">
      <style:paragraph-properties fo:margin-bottom="0in" fo:line-height="100%"/>
    </style:style>
    <style:style style:name="T98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8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8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86" style:family="table-row">
      <style:table-row-properties/>
    </style:style>
    <style:style style:name="TableCell987" style:family="table-cell">
      <style:table-cell-properties fo:border="0.0069in solid #666666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</style:style>
    <style:style style:name="T98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90" style:family="table-cell">
      <style:table-cell-properties fo:border="0.0069in solid #666666" style:writing-mode="lr-tb" fo:padding-top="0in" fo:padding-left="0.075in" fo:padding-bottom="0in" fo:padding-right="0.075in"/>
    </style:style>
    <style:style style:name="P99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92" style:family="table-row">
      <style:table-row-properties/>
    </style:style>
    <style:style style:name="TableCell99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94" style:parent-style-name="Normal" style:family="paragraph">
      <style:paragraph-properties fo:margin-bottom="0in" fo:line-height="100%"/>
    </style:style>
    <style:style style:name="T99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99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9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998" style:family="table-row">
      <style:table-row-properties/>
    </style:style>
    <style:style style:name="TableCell999" style:family="table-cell">
      <style:table-cell-properties fo:border="0.0069in solid #666666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</style:style>
    <style:style style:name="T100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02" style:family="table-cell">
      <style:table-cell-properties fo:border="0.0069in solid #666666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04" style:family="table-row">
      <style:table-row-properties/>
    </style:style>
    <style:style style:name="TableCell100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06" style:parent-style-name="Normal" style:family="paragraph">
      <style:paragraph-properties fo:margin-bottom="0in" fo:line-height="100%"/>
    </style:style>
    <style:style style:name="T1007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0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09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10" style:family="table-row">
      <style:table-row-properties/>
    </style:style>
    <style:style style:name="TableCell1011" style:family="table-cell">
      <style:table-cell-properties fo:border="0.0069in solid #666666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</style:style>
    <style:style style:name="T1013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14" style:family="table-cell">
      <style:table-cell-properties fo:border="0.0069in solid #666666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16" style:family="table-row">
      <style:table-row-properties/>
    </style:style>
    <style:style style:name="TableCell101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18" style:parent-style-name="Normal" style:family="paragraph">
      <style:paragraph-properties fo:margin-bottom="0in" fo:line-height="100%"/>
    </style:style>
    <style:style style:name="T1019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2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21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22" style:family="table-row">
      <style:table-row-properties/>
    </style:style>
    <style:style style:name="TableCell1023" style:family="table-cell">
      <style:table-cell-properties fo:border="0.0069in solid #666666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</style:style>
    <style:style style:name="T1025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26" style:family="table-cell">
      <style:table-cell-properties fo:border="0.0069in solid #666666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28" style:family="table-row">
      <style:table-row-properties/>
    </style:style>
    <style:style style:name="TableCell102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30" style:parent-style-name="Normal" style:family="paragraph">
      <style:paragraph-properties fo:margin-bottom="0in" fo:line-height="100%"/>
    </style:style>
    <style:style style:name="T1031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3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33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P1034" style:parent-style-name="Normal" style:family="paragraph">
      <style:paragraph-properties fo:margin-bottom="0in" fo:line-height="100%"/>
      <style:text-properties style:font-name="Futura Condensed" fo:font-style="italic" style:font-style-asian="italic" style:font-style-complex="italic" fo:font-size="10pt" style:font-size-asian="10pt" style:font-size-complex="10pt"/>
    </style:style>
    <style:style style:name="TableColumn1036" style:family="table-column">
      <style:table-column-properties style:column-width="0.4555in"/>
    </style:style>
    <style:style style:name="TableColumn1037" style:family="table-column">
      <style:table-column-properties style:column-width="1.2625in"/>
    </style:style>
    <style:style style:name="Table1035" style:family="table">
      <style:table-properties style:width="1.718in" fo:margin-left="0in" table:align="left"/>
    </style:style>
    <style:style style:name="TableRow1038" style:family="table-row">
      <style:table-row-properties/>
    </style:style>
    <style:style style:name="TableCell1039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1040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Cell1041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>
        <style:background-fill draw:fill="solid" draw:fill-color="#000000"/>
      </style:table-cell-properties>
    </style:style>
    <style:style style:name="P1042" style:parent-style-name="Normal" style:family="paragraph">
      <style:paragraph-properties fo:margin-bottom="0in" fo:line-height="100%"/>
      <style:text-properties style:font-name="Futura Condensed" fo:font-weight="bold" style:font-weight-asian="bold" style:font-weight-complex="bold" fo:color="#FFFFFF" fo:font-size="10pt" style:font-size-asian="10pt" style:font-size-complex="10pt"/>
    </style:style>
    <style:style style:name="TableRow1043" style:family="table-row">
      <style:table-row-properties/>
    </style:style>
    <style:style style:name="TableCell104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45" style:parent-style-name="Normal" style:family="paragraph">
      <style:paragraph-properties fo:margin-bottom="0in" fo:line-height="100%"/>
    </style:style>
    <style:style style:name="T104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4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4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49" style:family="table-row">
      <style:table-row-properties/>
    </style:style>
    <style:style style:name="TableCell1050" style:family="table-cell">
      <style:table-cell-properties fo:border="0.0069in solid #666666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margin-bottom="0in" fo:line-height="100%"/>
    </style:style>
    <style:style style:name="T105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53" style:family="table-cell">
      <style:table-cell-properties fo:border="0.0069in solid #666666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55" style:family="table-row">
      <style:table-row-properties/>
    </style:style>
    <style:style style:name="TableCell105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57" style:parent-style-name="Normal" style:family="paragraph">
      <style:paragraph-properties fo:margin-bottom="0in" fo:line-height="100%"/>
    </style:style>
    <style:style style:name="T105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5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6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61" style:family="table-row">
      <style:table-row-properties/>
    </style:style>
    <style:style style:name="TableCell1062" style:family="table-cell">
      <style:table-cell-properties fo:border="0.0069in solid #666666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</style:style>
    <style:style style:name="T106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65" style:family="table-cell">
      <style:table-cell-properties fo:border="0.0069in solid #666666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67" style:family="table-row">
      <style:table-row-properties/>
    </style:style>
    <style:style style:name="TableCell106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69" style:parent-style-name="Normal" style:family="paragraph">
      <style:paragraph-properties fo:margin-bottom="0in" fo:line-height="100%"/>
    </style:style>
    <style:style style:name="T107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7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7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73" style:family="table-row">
      <style:table-row-properties/>
    </style:style>
    <style:style style:name="TableCell1074" style:family="table-cell">
      <style:table-cell-properties fo:border="0.0069in solid #666666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 fo:line-height="100%"/>
    </style:style>
    <style:style style:name="T107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77" style:family="table-cell">
      <style:table-cell-properties fo:border="0.0069in solid #666666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79" style:family="table-row">
      <style:table-row-properties/>
    </style:style>
    <style:style style:name="TableCell108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81" style:parent-style-name="Normal" style:family="paragraph">
      <style:paragraph-properties fo:margin-bottom="0in" fo:line-height="100%"/>
    </style:style>
    <style:style style:name="T108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8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8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85" style:family="table-row">
      <style:table-row-properties/>
    </style:style>
    <style:style style:name="TableCell1086" style:family="table-cell">
      <style:table-cell-properties fo:border="0.0069in solid #666666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</style:style>
    <style:style style:name="T108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89" style:family="table-cell">
      <style:table-cell-properties fo:border="0.0069in solid #666666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93" style:parent-style-name="Normal" style:family="paragraph">
      <style:paragraph-properties fo:margin-bottom="0in" fo:line-height="100%"/>
    </style:style>
    <style:style style:name="T109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09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9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666666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 fo:line-height="100%"/>
    </style:style>
    <style:style style:name="T110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01" style:family="table-cell">
      <style:table-cell-properties fo:border="0.0069in solid #666666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03" style:family="table-row">
      <style:table-row-properties/>
    </style:style>
    <style:style style:name="TableCell110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05" style:parent-style-name="Normal" style:family="paragraph">
      <style:paragraph-properties fo:margin-bottom="0in" fo:line-height="100%"/>
    </style:style>
    <style:style style:name="T110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0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0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09" style:family="table-row">
      <style:table-row-properties/>
    </style:style>
    <style:style style:name="TableCell1110" style:family="table-cell">
      <style:table-cell-properties fo:border="0.0069in solid #666666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/>
    </style:style>
    <style:style style:name="T111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13" style:family="table-cell">
      <style:table-cell-properties fo:border="0.0069in solid #666666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15" style:family="table-row">
      <style:table-row-properties/>
    </style:style>
    <style:style style:name="TableCell111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17" style:parent-style-name="Normal" style:family="paragraph">
      <style:paragraph-properties fo:margin-bottom="0in" fo:line-height="100%"/>
    </style:style>
    <style:style style:name="T111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1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2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21" style:family="table-row">
      <style:table-row-properties/>
    </style:style>
    <style:style style:name="TableCell1122" style:family="table-cell">
      <style:table-cell-properties fo:border="0.0069in solid #666666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 fo:line-height="100%"/>
    </style:style>
    <style:style style:name="T112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25" style:family="table-cell">
      <style:table-cell-properties fo:border="0.0069in solid #666666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27" style:family="table-row">
      <style:table-row-properties/>
    </style:style>
    <style:style style:name="TableCell1128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29" style:parent-style-name="Normal" style:family="paragraph">
      <style:paragraph-properties fo:margin-bottom="0in" fo:line-height="100%"/>
    </style:style>
    <style:style style:name="T113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31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3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33" style:family="table-row">
      <style:table-row-properties/>
    </style:style>
    <style:style style:name="TableCell1134" style:family="table-cell">
      <style:table-cell-properties fo:border="0.0069in solid #666666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</style:style>
    <style:style style:name="T113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37" style:family="table-cell">
      <style:table-cell-properties fo:border="0.0069in solid #666666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39" style:family="table-row">
      <style:table-row-properties/>
    </style:style>
    <style:style style:name="TableCell1140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41" style:parent-style-name="Normal" style:family="paragraph">
      <style:paragraph-properties fo:margin-bottom="0in" fo:line-height="100%"/>
    </style:style>
    <style:style style:name="T114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43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4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45" style:family="table-row">
      <style:table-row-properties/>
    </style:style>
    <style:style style:name="TableCell1146" style:family="table-cell">
      <style:table-cell-properties fo:border="0.0069in solid #666666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</style:style>
    <style:style style:name="T114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49" style:family="table-cell">
      <style:table-cell-properties fo:border="0.0069in solid #666666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51" style:family="table-row">
      <style:table-row-properties/>
    </style:style>
    <style:style style:name="TableCell1152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53" style:parent-style-name="Normal" style:family="paragraph">
      <style:paragraph-properties fo:margin-bottom="0in" fo:line-height="100%"/>
    </style:style>
    <style:style style:name="T1154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55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56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57" style:family="table-row">
      <style:table-row-properties/>
    </style:style>
    <style:style style:name="TableCell1158" style:family="table-cell">
      <style:table-cell-properties fo:border="0.0069in solid #666666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 fo:line-height="100%"/>
    </style:style>
    <style:style style:name="T1160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61" style:family="table-cell">
      <style:table-cell-properties fo:border="0.0069in solid #666666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63" style:family="table-row">
      <style:table-row-properties/>
    </style:style>
    <style:style style:name="TableCell1164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65" style:parent-style-name="Normal" style:family="paragraph">
      <style:paragraph-properties fo:margin-bottom="0in" fo:line-height="100%"/>
    </style:style>
    <style:style style:name="T1166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67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68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69" style:family="table-row">
      <style:table-row-properties/>
    </style:style>
    <style:style style:name="TableCell1170" style:family="table-cell">
      <style:table-cell-properties fo:border="0.0069in solid #666666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 fo:line-height="100%"/>
    </style:style>
    <style:style style:name="T1172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73" style:family="table-cell">
      <style:table-cell-properties fo:border="0.0069in solid #666666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TableRow1175" style:family="table-row">
      <style:table-row-properties/>
    </style:style>
    <style:style style:name="TableCell1176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77" style:parent-style-name="Normal" style:family="paragraph">
      <style:paragraph-properties fo:margin-bottom="0in" fo:line-height="100%"/>
    </style:style>
    <style:style style:name="T1178" style:parent-style-name="DefaultParagraphFont" style:family="text">
      <style:text-properties style:font-name="Minion Pro" fo:font-weight="bold" style:font-weight-asian="bold" style:font-weight-complex="bold" fo:font-size="10pt" style:font-size-asian="10pt" style:font-size-complex="10pt"/>
    </style:style>
    <style:style style:name="TableCell1179" style:family="table-cell">
      <style:table-cell-properties fo:border="0.0069in solid #666666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180" style:parent-style-name="Normal" style:family="paragraph">
      <style:paragraph-properties fo:margin-bottom="0in" fo:line-height="100%"/>
      <style:text-properties style:font-name="Minion Pro" fo:font-size="10pt" style:font-size-asian="10pt" style:font-size-complex="10pt"/>
    </style:style>
    <style:style style:name="S1" style:family="section">
      <style:section-properties fo:margin-left="0in" fo:margin-right="0in" style:writing-mode="lr-tb">
        <style:columns fo:column-count="2" fo:column-gap="0.2in"/>
      </style:section-properties>
    </style:style>
    <style:style style:name="P1181" style:parent-style-name="Normal" style:family="paragraph">
      <style:text-properties style:font-name="Minion Pro" fo:font-size="10pt" style:font-size-asian="10pt" style:font-size-complex="10pt"/>
    </style:style>
    <style:style style:name="P1182" style:parent-style-name="Normal" style:family="paragraph">
      <style:text-properties style:font-name="Minion Pro" fo:font-size="10pt" style:font-size-asian="10pt" style:font-size-complex="10pt"/>
    </style:style>
    <style:style style:name="P1183" style:parent-style-name="Normal" style:family="paragraph">
      <style:text-properties style:font-name="Minion Pro" fo:font-size="10pt" style:font-size-asian="10pt" style:font-size-complex="10pt"/>
    </style:style>
    <style:style style:name="P1184" style:parent-style-name="Normal" style:family="paragraph">
      <style:text-properties style:font-name="Minion Pro" fo:font-size="10pt" style:font-size-asian="10pt" style:font-size-complex="10pt"/>
    </style:style>
    <style:style style:name="P1185" style:parent-style-name="Normal" style:family="paragraph">
      <style:text-properties style:font-name="Minion Pro" fo:font-size="10pt" style:font-size-asian="10pt" style:font-size-complex="10pt"/>
    </style:style>
    <style:style style:name="P1186" style:parent-style-name="Normal" style:family="paragraph">
      <style:text-properties style:font-name="Minion Pro" fo:font-size="10pt" style:font-size-asian="10pt" style:font-size-complex="10pt"/>
    </style:style>
    <style:style style:name="P1187" style:parent-style-name="Normal" style:family="paragraph">
      <style:text-properties style:font-name="Minion Pro" fo:font-size="10pt" style:font-size-asian="10pt" style:font-size-complex="10pt"/>
    </style:style>
    <style:style style:name="P1188" style:parent-style-name="Normal" style:family="paragraph">
      <style:text-properties style:font-name="Minion Pro" fo:font-size="10pt" style:font-size-asian="10pt" style:font-size-complex="10pt"/>
    </style:style>
    <style:style style:name="P1189" style:parent-style-name="Normal" style:family="paragraph">
      <style:text-properties style:font-name="Minion Pro" fo:font-size="10pt" style:font-size-asian="10pt" style:font-size-complex="10pt"/>
    </style:style>
    <style:style style:name="P1190" style:parent-style-name="Normal" style:family="paragraph">
      <style:text-properties style:font-name="Minion Pro" fo:font-size="10pt" style:font-size-asian="10pt" style:font-size-complex="10pt"/>
    </style:style>
    <style:style style:name="P1191" style:parent-style-name="Normal" style:family="paragraph">
      <style:text-properties style:font-name="Minion Pro" fo:font-size="10pt" style:font-size-asian="10pt" style:font-size-complex="10pt"/>
    </style:style>
    <style:style style:name="P1192" style:parent-style-name="Normal" style:family="paragraph">
      <style:text-properties style:font-name="Minion Pro" fo:font-size="10pt" style:font-size-asian="10pt" style:font-size-complex="10pt"/>
    </style:style>
    <style:style style:name="P1193" style:parent-style-name="Normal" style:family="paragraph">
      <style:text-properties style:font-name="Minion Pro" fo:font-size="10pt" style:font-size-asian="10pt" style:font-size-complex="10pt"/>
    </style:style>
    <style:style style:name="P1194" style:parent-style-name="Normal" style:family="paragraph">
      <style:text-properties style:font-name="Minion Pro" fo:font-size="10pt" style:font-size-asian="10pt" style:font-size-complex="10pt"/>
    </style:style>
    <style:style style:name="P1195" style:parent-style-name="Normal" style:family="paragraph">
      <style:text-properties style:font-name="Minion Pro" fo:font-size="10pt" style:font-size-asian="10pt" style:font-size-complex="10pt"/>
    </style:style>
    <style:style style:name="P1196" style:parent-style-name="Normal" style:family="paragraph">
      <style:text-properties style:font-name="Minion Pro" fo:font-size="10pt" style:font-size-asian="10pt" style:font-size-complex="10pt"/>
    </style:style>
    <style:style style:name="P1197" style:parent-style-name="Normal" style:family="paragraph">
      <style:text-properties style:font-name="Minion Pro" fo:font-size="10pt" style:font-size-asian="10pt" style:font-size-complex="10pt"/>
    </style:style>
    <style:style style:name="P1198" style:parent-style-name="Normal" style:family="paragraph">
      <style:text-properties style:font-name="Minion Pro" fo:font-size="10pt" style:font-size-asian="10pt" style:font-size-complex="10pt"/>
    </style:style>
    <style:style style:name="P1199" style:parent-style-name="Normal" style:family="paragraph">
      <style:text-properties style:font-name="Minion Pro" fo:font-size="10pt" style:font-size-asian="10pt" style:font-size-complex="10pt"/>
    </style:style>
    <style:style style:name="P1200" style:parent-style-name="Normal" style:family="paragraph">
      <style:text-properties style:font-name="Minion Pro" fo:font-size="10pt" style:font-size-asian="10pt" style:font-size-complex="10pt"/>
    </style:style>
    <style:style style:name="P1201" style:parent-style-name="Normal" style:family="paragraph">
      <style:text-properties style:font-name="Minion Pro" fo:font-size="10pt" style:font-size-asian="10pt" style:font-size-complex="10pt"/>
    </style:style>
    <style:style style:name="P1202" style:parent-style-name="Normal" style:family="paragraph">
      <style:text-properties style:font-name="Minion Pro" fo:font-size="10pt" style:font-size-asian="10pt" style:font-size-complex="10pt"/>
    </style:style>
    <style:style style:name="P1203" style:parent-style-name="Normal" style:family="paragraph">
      <style:text-properties style:font-name="Minion Pro" fo:font-size="10pt" style:font-size-asian="10pt" style:font-size-complex="10pt"/>
    </style:style>
    <style:style style:name="P1204" style:parent-style-name="Normal" style:family="paragraph">
      <style:text-properties style:font-name="Minion Pro" fo:font-size="10pt" style:font-size-asian="10pt" style:font-size-complex="10pt"/>
    </style:style>
    <style:style style:name="P1205" style:parent-style-name="Normal" style:family="paragraph">
      <style:text-properties style:font-name="Minion Pro" fo:font-size="10pt" style:font-size-asian="10pt" style:font-size-complex="10pt"/>
    </style:style>
    <style:style style:name="P1206" style:parent-style-name="Normal" style:family="paragraph">
      <style:text-properties style:font-name="Minion Pro" fo:font-size="10pt" style:font-size-asian="10pt" style:font-size-complex="10pt"/>
    </style:style>
    <style:style style:name="P1207" style:parent-style-name="Normal" style:family="paragraph">
      <style:text-properties style:font-name="Minion Pro" fo:font-size="10pt" style:font-size-asian="10pt" style:font-size-complex="10pt"/>
    </style:style>
    <style:style style:name="P1208" style:parent-style-name="Normal" style:family="paragraph">
      <style:text-properties style:font-name="Minion Pro" fo:font-size="10pt" style:font-size-asian="10pt" style:font-size-complex="10pt"/>
    </style:style>
    <style:style style:name="P1209" style:parent-style-name="Normal" style:family="paragraph">
      <style:text-properties style:font-name="Minion Pro" fo:font-size="10pt" style:font-size-asian="10pt" style:font-size-complex="10pt"/>
    </style:style>
    <style:style style:name="P1210" style:parent-style-name="Normal" style:family="paragraph">
      <style:text-properties style:font-name="Minion Pro" fo:font-size="10pt" style:font-size-asian="10pt" style:font-size-complex="10pt"/>
    </style:style>
    <style:style style:name="P1211" style:parent-style-name="Normal" style:family="paragraph">
      <style:text-properties style:font-name="Minion Pro" fo:font-size="10pt" style:font-size-asian="10pt" style:font-size-complex="10pt"/>
    </style:style>
    <style:style style:name="P1212" style:parent-style-name="Normal" style:family="paragraph">
      <style:text-properties style:font-name="Minion Pro" fo:font-size="10pt" style:font-size-asian="10pt" style:font-size-complex="10pt"/>
    </style:style>
    <style:style style:name="P1213" style:parent-style-name="Normal" style:family="paragraph">
      <style:text-properties style:font-name="Minion Pro" fo:font-size="10pt" style:font-size-asian="10pt" style:font-size-complex="10pt"/>
    </style:style>
    <style:style style:name="P1214" style:parent-style-name="Normal" style:family="paragraph">
      <style:text-properties style:font-name="Minion Pro" fo:font-size="10pt" style:font-size-asian="10pt" style:font-size-complex="10pt"/>
    </style:style>
    <style:style style:name="P1215" style:parent-style-name="Normal" style:family="paragraph">
      <style:text-properties style:font-name="Minion Pro" fo:font-size="10pt" style:font-size-asian="10pt" style:font-size-complex="10pt"/>
    </style:style>
    <style:style style:name="P1216" style:parent-style-name="Normal" style:family="paragraph">
      <style:text-properties style:font-name="Minion Pro" fo:font-size="10pt" style:font-size-asian="10pt" style:font-size-complex="10pt"/>
    </style:style>
    <style:style style:name="P1217" style:parent-style-name="Normal" style:family="paragraph">
      <style:text-properties style:font-name="Minion Pro" fo:font-size="10pt" style:font-size-asian="10pt" style:font-size-complex="10pt"/>
    </style:style>
    <style:style style:name="P1218" style:parent-style-name="Normal" style:family="paragraph">
      <style:text-properties style:font-name="Minion Pro" fo:font-size="10pt" style:font-size-asian="10pt" style:font-size-complex="10pt"/>
    </style:style>
    <style:style style:name="P1219" style:parent-style-name="Normal" style:family="paragraph">
      <style:text-properties style:font-name="Minion Pro" fo:font-size="10pt" style:font-size-asian="10pt" style:font-size-complex="10pt"/>
    </style:style>
    <style:style style:name="P1220" style:parent-style-name="Normal" style:family="paragraph">
      <style:text-properties style:font-name="Minion Pro" fo:font-size="10pt" style:font-size-asian="10pt" style:font-size-complex="10pt"/>
    </style:style>
    <style:style style:name="P1221" style:parent-style-name="Normal" style:family="paragraph">
      <style:text-properties style:font-name="Minion Pro" fo:font-size="10pt" style:font-size-asian="10pt" style:font-size-complex="10pt"/>
    </style:style>
    <style:style style:name="P1222" style:parent-style-name="Normal" style:family="paragraph">
      <style:text-properties style:font-name="Minion Pro" fo:font-size="10pt" style:font-size-asian="10pt" style:font-size-complex="10pt"/>
    </style:style>
    <style:style style:name="P1223" style:parent-style-name="Normal" style:family="paragraph">
      <style:text-properties style:font-name="Minion Pro" fo:font-size="10pt" style:font-size-asian="10pt" style:font-size-complex="10pt"/>
    </style:style>
    <style:style style:name="P1224" style:parent-style-name="Normal" style:family="paragraph">
      <style:text-properties style:font-name="Minion Pro" fo:font-size="10pt" style:font-size-asian="10pt" style:font-size-complex="10pt"/>
    </style:style>
    <style:style style:name="P1225" style:parent-style-name="Normal" style:family="paragraph">
      <style:text-properties style:font-name="Minion Pro" fo:font-size="10pt" style:font-size-asian="10pt" style:font-size-complex="10pt"/>
    </style:style>
    <style:style style:name="P1226" style:parent-style-name="Normal" style:family="paragraph">
      <style:text-properties style:font-name="Minion Pro" fo:font-size="10pt" style:font-size-asian="10pt" style:font-size-complex="10pt"/>
    </style:style>
    <style:style style:name="P1227" style:parent-style-name="Normal" style:family="paragraph">
      <style:text-properties style:font-name="Minion Pro" fo:font-size="10pt" style:font-size-asian="10pt" style:font-size-complex="10pt"/>
    </style:style>
    <style:style style:name="P1228" style:parent-style-name="Normal" style:family="paragraph">
      <style:text-properties style:font-name="Minion Pro" fo:font-size="10pt" style:font-size-asian="10pt" style:font-size-complex="10pt"/>
    </style:style>
    <style:style style:name="P1229" style:parent-style-name="Normal" style:family="paragraph">
      <style:text-properties style:font-name="Minion Pro" fo:font-size="10pt" style:font-size-asian="10pt" style:font-size-complex="10pt"/>
    </style:style>
    <style:style style:name="P1230" style:parent-style-name="Normal" style:family="paragraph">
      <style:text-properties style:font-name="Minion Pro" fo:font-size="10pt" style:font-size-asian="10pt" style:font-size-complex="10pt"/>
    </style:style>
    <style:style style:name="P1231" style:parent-style-name="Normal" style:family="paragraph">
      <style:text-properties style:font-name="Minion Pro" fo:font-size="10pt" style:font-size-asian="10pt" style:font-size-complex="10pt"/>
    </style:style>
    <style:style style:name="P1232" style:parent-style-name="Normal" style:family="paragraph">
      <style:text-properties style:font-name="Minion Pro" fo:font-size="10pt" style:font-size-asian="10pt" style:font-size-complex="10pt"/>
    </style:style>
    <style:style style:name="P1233" style:parent-style-name="Normal" style:family="paragraph">
      <style:text-properties style:font-name="Minion Pro" fo:font-size="10pt" style:font-size-asian="10pt" style:font-size-complex="10pt"/>
    </style:style>
    <style:style style:name="P1234" style:parent-style-name="Normal" style:family="paragraph">
      <style:text-properties style:font-name="Minion Pro" fo:font-size="10pt" style:font-size-asian="10pt" style:font-size-complex="10pt"/>
    </style:style>
    <style:style style:name="P1235" style:parent-style-name="Normal" style:family="paragraph">
      <style:text-properties style:font-name="Minion Pro" fo:font-size="10pt" style:font-size-asian="10pt" style:font-size-complex="10pt"/>
    </style:style>
    <style:style style:name="P1236" style:parent-style-name="Normal" style:family="paragraph">
      <style:text-properties style:font-name="Minion Pro" fo:font-size="10pt" style:font-size-asian="10pt" style:font-size-complex="10pt"/>
    </style:style>
    <style:style style:name="P1237" style:parent-style-name="Normal" style:family="paragraph">
      <style:text-properties style:font-name="Minion Pro" fo:font-size="10pt" style:font-size-asian="10pt" style:font-size-complex="10pt"/>
    </style:style>
    <style:style style:name="P1238" style:parent-style-name="Normal" style:family="paragraph">
      <style:text-properties style:font-name="Minion Pro" fo:font-size="10pt" style:font-size-asian="10pt" style:font-size-complex="10pt"/>
    </style:style>
    <style:style style:name="P1239" style:parent-style-name="Normal" style:family="paragraph">
      <style:text-properties style:font-name="Minion Pro" fo:font-size="10pt" style:font-size-asian="10pt" style:font-size-complex="10pt"/>
    </style:style>
    <style:style style:name="P1240" style:parent-style-name="Normal" style:family="paragraph">
      <style:text-properties style:font-name="Minion Pro" fo:font-size="10pt" style:font-size-asian="10pt" style:font-size-complex="10pt"/>
    </style:style>
    <style:style style:name="P1241" style:parent-style-name="Normal" style:family="paragraph">
      <style:text-properties style:font-name="Minion Pro" fo:font-size="10pt" style:font-size-asian="10pt" style:font-size-complex="10pt"/>
    </style:style>
    <style:style style:name="P1242" style:parent-style-name="Normal" style:family="paragraph">
      <style:text-properties style:font-name="Minion Pro" fo:font-size="10pt" style:font-size-asian="10pt" style:font-size-complex="10pt"/>
    </style:style>
    <style:style style:name="P1243" style:parent-style-name="Normal" style:family="paragraph">
      <style:text-properties style:font-name="Minion Pro" fo:font-size="10pt" style:font-size-asian="10pt" style:font-size-complex="10pt"/>
    </style:style>
    <style:style style:name="P1244" style:parent-style-name="Normal" style:family="paragraph">
      <style:text-properties style:font-name="Minion Pro" fo:font-size="10pt" style:font-size-asian="10pt" style:font-size-complex="10pt"/>
    </style:style>
    <style:style style:name="P1245" style:parent-style-name="Normal" style:family="paragraph">
      <style:text-properties style:font-name="Minion Pro" fo:font-size="10pt" style:font-size-asian="10pt" style:font-size-complex="10pt"/>
    </style:style>
    <style:style style:name="P1246" style:parent-style-name="Normal" style:family="paragraph">
      <style:text-properties style:font-name="Minion Pro" fo:font-size="10pt" style:font-size-asian="10pt" style:font-size-complex="10pt"/>
    </style:style>
    <style:style style:name="P1247" style:parent-style-name="Normal" style:family="paragraph">
      <style:text-properties style:font-name="Minion Pro" fo:font-size="10pt" style:font-size-asian="10pt" style:font-size-complex="10pt"/>
    </style:style>
    <style:style style:name="P1248" style:parent-style-name="Normal" style:family="paragraph">
      <style:text-properties style:font-name="Minion Pro" fo:font-size="10pt" style:font-size-asian="10pt" style:font-size-complex="10pt"/>
    </style:style>
    <style:style style:name="P1249" style:parent-style-name="Normal" style:family="paragraph">
      <style:text-properties style:font-name="Minion Pro" fo:font-size="10pt" style:font-size-asian="10pt" style:font-size-complex="10pt"/>
    </style:style>
    <style:style style:name="P1250" style:parent-style-name="Normal" style:family="paragraph">
      <style:text-properties style:font-name="Minion Pro" fo:font-size="10pt" style:font-size-asian="10pt" style:font-size-complex="10pt"/>
    </style:style>
    <style:style style:name="P1251" style:parent-style-name="Normal" style:family="paragraph">
      <style:text-properties style:font-name="Minion Pro" fo:font-size="10pt" style:font-size-asian="10pt" style:font-size-complex="10pt"/>
    </style:style>
    <style:style style:name="P1252" style:parent-style-name="Normal" style:family="paragraph">
      <style:text-properties style:font-name="Minion Pro" fo:font-size="10pt" style:font-size-asian="10pt" style:font-size-complex="10pt"/>
    </style:style>
    <style:style style:name="P1253" style:parent-style-name="Normal" style:family="paragraph">
      <style:text-properties style:font-name="Minion Pro" fo:font-size="10pt" style:font-size-asian="10pt" style:font-size-complex="10pt"/>
    </style:style>
    <style:style style:name="P1254" style:parent-style-name="Normal" style:family="paragraph">
      <style:text-properties style:font-name="Minion Pro" fo:font-size="10pt" style:font-size-asian="10pt" style:font-size-complex="10pt"/>
    </style:style>
    <style:style style:name="P1255" style:parent-style-name="Normal" style:family="paragraph">
      <style:text-properties style:font-name="Minion Pro" fo:font-size="10pt" style:font-size-asian="10pt" style:font-size-complex="10pt"/>
    </style:style>
    <style:style style:name="P1256" style:parent-style-name="Normal" style:family="paragraph">
      <style:text-properties style:font-name="Minion Pro" fo:font-size="10pt" style:font-size-asian="10pt" style:font-size-complex="10pt"/>
    </style:style>
    <style:style style:name="P1257" style:parent-style-name="Normal" style:family="paragraph">
      <style:text-properties style:font-name="Minion Pro" fo:font-size="10pt" style:font-size-asian="10pt" style:font-size-complex="10pt"/>
    </style:style>
    <style:style style:name="P1258" style:parent-style-name="Normal" style:family="paragraph">
      <style:text-properties style:font-name="Minion Pro" fo:font-size="10pt" style:font-size-asian="10pt" style:font-size-complex="10pt"/>
    </style:style>
    <style:style style:name="P1259" style:parent-style-name="Normal" style:family="paragraph">
      <style:text-properties style:font-name="Minion Pro" fo:font-size="10pt" style:font-size-asian="10pt" style:font-size-complex="10pt"/>
    </style:style>
    <style:style style:name="P1260" style:parent-style-name="Normal" style:family="paragraph">
      <style:text-properties style:font-name="Minion Pro" fo:font-size="10pt" style:font-size-asian="10pt" style:font-size-complex="10pt"/>
    </style:style>
    <style:style style:name="P1261" style:parent-style-name="Normal" style:family="paragraph">
      <style:text-properties style:font-name="Minion Pro" fo:font-size="10pt" style:font-size-asian="10pt" style:font-size-complex="10pt"/>
    </style:style>
    <style:style style:name="P1262" style:parent-style-name="Normal" style:family="paragraph">
      <style:text-properties style:font-name="Minion Pro" fo:font-size="10pt" style:font-size-asian="10pt" style:font-size-complex="10pt"/>
    </style:style>
    <style:style style:name="P1263" style:parent-style-name="Normal" style:family="paragraph">
      <style:text-properties style:font-name="Minion Pro" fo:font-size="10pt" style:font-size-asian="10pt" style:font-size-complex="10pt"/>
    </style:style>
    <style:style style:name="P1264" style:parent-style-name="Normal" style:family="paragraph">
      <style:text-properties style:font-name="Minion Pro" fo:font-size="10pt" style:font-size-asian="10pt" style:font-size-complex="10pt"/>
    </style:style>
    <style:style style:name="P1265" style:parent-style-name="Normal" style:family="paragraph">
      <style:text-properties style:font-name="Minion Pro" fo:font-size="10pt" style:font-size-asian="10pt" style:font-size-complex="10pt"/>
    </style:style>
    <style:style style:name="P1266" style:parent-style-name="Normal" style:family="paragraph">
      <style:text-properties style:font-name="Minion Pro" fo:font-size="10pt" style:font-size-asian="10pt" style:font-size-complex="10pt"/>
    </style:style>
    <style:style style:name="P1267" style:parent-style-name="Normal" style:family="paragraph">
      <style:text-properties style:font-name="Minion Pro" fo:font-size="10pt" style:font-size-asian="10pt" style:font-size-complex="10pt"/>
    </style:style>
    <style:style style:name="P1268" style:parent-style-name="Normal" style:family="paragraph">
      <style:text-properties style:font-name="Minion Pro" fo:font-size="10pt" style:font-size-asian="10pt" style:font-size-complex="10pt"/>
    </style:style>
    <style:style style:name="P1269" style:parent-style-name="Normal" style:family="paragraph">
      <style:text-properties style:font-name="Minion Pro" fo:font-size="10pt" style:font-size-asian="10pt" style:font-size-complex="10pt"/>
    </style:style>
    <style:style style:name="P1270" style:parent-style-name="Normal" style:family="paragraph">
      <style:text-properties style:font-name="Minion Pro" fo:font-size="10pt" style:font-size-asian="10pt" style:font-size-complex="10pt"/>
    </style:style>
    <style:style style:name="P1271" style:parent-style-name="Normal" style:family="paragraph">
      <style:text-properties style:font-name="Minion Pro" fo:font-size="10pt" style:font-size-asian="10pt" style:font-size-complex="10pt"/>
    </style:style>
    <style:style style:name="P1272" style:parent-style-name="Normal" style:family="paragraph">
      <style:text-properties style:font-name="Minion Pro" fo:font-size="10pt" style:font-size-asian="10pt" style:font-size-complex="10pt"/>
    </style:style>
    <style:style style:name="P1273" style:parent-style-name="Normal" style:family="paragraph">
      <style:text-properties style:font-name="Minion Pro" fo:font-size="10pt" style:font-size-asian="10pt" style:font-size-complex="10pt"/>
    </style:style>
    <style:style style:name="P1274" style:parent-style-name="Normal" style:family="paragraph">
      <style:text-properties style:font-name="Minion Pro" fo:font-size="10pt" style:font-size-asian="10pt" style:font-size-complex="10pt"/>
    </style:style>
    <style:style style:name="P1275" style:parent-style-name="Normal" style:family="paragraph">
      <style:text-properties style:font-name="Minion Pro" fo:font-size="10pt" style:font-size-asian="10pt" style:font-size-complex="10pt"/>
    </style:style>
    <style:style style:name="P1276" style:parent-style-name="Normal" style:family="paragraph">
      <style:text-properties style:font-name="Minion Pro" fo:font-size="10pt" style:font-size-asian="10pt" style:font-size-complex="10pt"/>
    </style:style>
    <style:style style:name="P1277" style:parent-style-name="Normal" style:family="paragraph">
      <style:text-properties style:font-name="Minion Pro" fo:font-size="10pt" style:font-size-asian="10pt" style:font-size-complex="10pt"/>
    </style:style>
    <style:style style:name="P1278" style:parent-style-name="Normal" style:family="paragraph">
      <style:text-properties style:font-name="Minion Pro" fo:font-size="10pt" style:font-size-asian="10pt" style:font-size-complex="10pt"/>
    </style:style>
    <style:style style:name="P1279" style:parent-style-name="Normal" style:family="paragraph">
      <style:text-properties style:font-name="Minion Pro" fo:font-size="10pt" style:font-size-asian="10pt" style:font-size-complex="10pt"/>
    </style:style>
    <style:style style:name="P1280" style:parent-style-name="Normal" style:family="paragraph">
      <style:text-properties style:font-name="Minion Pro" fo:font-size="10pt" style:font-size-asian="10pt" style:font-size-complex="10pt"/>
    </style:style>
    <style:style style:name="P1281" style:parent-style-name="Normal" style:family="paragraph">
      <style:text-properties style:font-name="Minion Pro" fo:font-size="10pt" style:font-size-asian="10pt" style:font-size-complex="10pt"/>
    </style:style>
    <style:style style:name="S2" style:family="section">
      <style:section-properties fo:margin-left="0in" fo:margin-right="0in" style:writing-mode="lr-tb">
        <style:columns fo:column-count="1" fo:column-gap="0.2in"/>
      </style:section-properties>
    </style:style>
    <style:style style:name="P1282" style:parent-style-name="Normal" style:family="paragraph">
      <style:text-properties style:font-name="Minion Pro" fo:font-size="11pt" style:font-size-asian="11pt" style:font-size-complex="11pt"/>
    </style:style>
    <style:style style:name="P1283" style:parent-style-name="Normal" style:family="paragraph">
      <style:text-properties style:font-name="Minion Pro" fo:font-size="11pt" style:font-size-asian="11pt" style:font-size-complex="11pt"/>
    </style:style>
    <style:style style:name="P1284" style:parent-style-name="Normal" style:family="paragraph">
      <style:text-properties style:font-name="Minion Pro" fo:font-size="11pt" style:font-size-asian="11pt" style:font-size-complex="11pt"/>
    </style:style>
  </office:automatic-styles>
  <office:body>
    <office:text text:use-soft-page-breaks="true">
      <text:p text:style-name="P1">Abjuration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Lvl</text:p>
          </table:table-cell>
          <table:table-cell table:style-name="TableCell10">
            <text:p text:style-name="P11">Spell</text:p>
          </table:table-cell>
        </table:table-row>
        <table:table-row table:style-name="TableRow12">
          <table:table-cell table:style-name="TableCell13">
            <text:p text:style-name="P14">1</text:p>
          </table:table-cell>
          <table:table-cell table:style-name="TableCell15">
            <text:p text:style-name="P16">Alarm</text:p>
          </table:table-cell>
        </table:table-row>
        <table:table-row table:style-name="TableRow17">
          <table:table-cell table:style-name="TableCell18">
            <text:p text:style-name="P19"><text:span text:style-name="T20">1</text:span></text:p>
          </table:table-cell>
          <table:table-cell table:style-name="TableCell21">
            <text:p text:style-name="P22">Bless</text:p>
          </table:table-cell>
        </table:table-row>
        <table:table-row table:style-name="TableRow23">
          <table:table-cell table:style-name="TableCell24">
            <text:p text:style-name="P25"><text:span text:style-name="T26">1</text:span></text:p>
          </table:table-cell>
          <table:table-cell table:style-name="TableCell27">
            <text:p text:style-name="P28">Endure Heat &amp; Cold</text:p>
          </table:table-cell>
        </table:table-row>
        <table:table-row table:style-name="TableRow29">
          <table:table-cell table:style-name="TableCell30">
            <text:p text:style-name="P31"><text:span text:style-name="T32">1</text:span></text:p>
          </table:table-cell>
          <table:table-cell table:style-name="TableCell33">
            <text:p text:style-name="P34">Shield</text:p>
          </table:table-cell>
        </table:table-row>
        <table:table-row table:style-name="TableRow35">
          <table:table-cell table:style-name="TableCell36">
            <text:p text:style-name="P37"><text:span text:style-name="T38">2</text:span></text:p>
          </table:table-cell>
          <table:table-cell table:style-name="TableCell39">
            <text:p text:style-name="P40">Counterspell</text:p>
          </table:table-cell>
        </table:table-row>
        <table:table-row table:style-name="TableRow41">
          <table:table-cell table:style-name="TableCell42">
            <text:p text:style-name="P43"><text:span text:style-name="T44">2</text:span></text:p>
          </table:table-cell>
          <table:table-cell table:style-name="TableCell45">
            <text:p text:style-name="P46">Mind Shield</text:p>
          </table:table-cell>
        </table:table-row>
        <table:table-row table:style-name="TableRow47">
          <table:table-cell table:style-name="TableCell48">
            <text:p text:style-name="P49"><text:span text:style-name="T50">2</text:span></text:p>
          </table:table-cell>
          <table:table-cell table:style-name="TableCell51">
            <text:p text:style-name="P52">Protection from Missiles</text:p>
          </table:table-cell>
        </table:table-row>
        <table:table-row table:style-name="TableRow53">
          <table:table-cell table:style-name="TableCell54">
            <text:p text:style-name="P55"><text:span text:style-name="T56">2</text:span></text:p>
          </table:table-cell>
          <table:table-cell table:style-name="TableCell57">
            <text:p text:style-name="P58">Protection from Poison</text:p>
          </table:table-cell>
        </table:table-row>
        <table:table-row table:style-name="TableRow59">
          <table:table-cell table:style-name="TableCell60">
            <text:p text:style-name="P61"><text:span text:style-name="T62">3</text:span></text:p>
          </table:table-cell>
          <table:table-cell table:style-name="TableCell63">
            <text:p text:style-name="P64">Dispel Magic</text:p>
          </table:table-cell>
        </table:table-row>
        <table:table-row table:style-name="TableRow65">
          <table:table-cell table:style-name="TableCell66">
            <text:p text:style-name="P67"><text:span text:style-name="T68">3</text:span></text:p>
          </table:table-cell>
          <table:table-cell table:style-name="TableCell69">
            <text:p text:style-name="P70">Negative Plane Prot.</text:p>
          </table:table-cell>
        </table:table-row>
        <table:table-row table:style-name="TableRow71">
          <table:table-cell table:style-name="TableCell72">
            <text:p text:style-name="P73"><text:span text:style-name="T74">3</text:span></text:p>
          </table:table-cell>
          <table:table-cell table:style-name="TableCell75">
            <text:p text:style-name="P76">Nondetection</text:p>
          </table:table-cell>
        </table:table-row>
        <table:table-row table:style-name="TableRow77">
          <table:table-cell table:style-name="TableCell78">
            <text:p text:style-name="P79"><text:span text:style-name="T80">3</text:span></text:p>
          </table:table-cell>
          <table:table-cell table:style-name="TableCell81">
            <text:p text:style-name="P82"><text:span text:style-name="T83">Protection from Aligned</text:span></text:p>
          </table:table-cell>
        </table:table-row>
        <table:table-row table:style-name="TableRow84">
          <table:table-cell table:style-name="TableCell85">
            <text:p text:style-name="P86"><text:span text:style-name="T87">4</text:span></text:p>
          </table:table-cell>
          <table:table-cell table:style-name="TableCell88">
            <text:p text:style-name="P89">Free Action</text:p>
          </table:table-cell>
        </table:table-row>
        <table:table-row table:style-name="TableRow90">
          <table:table-cell table:style-name="TableCell91">
            <text:p text:style-name="P92"><text:span text:style-name="T93">4</text:span></text:p>
          </table:table-cell>
          <table:table-cell table:style-name="TableCell94">
            <text:p text:style-name="P95">Minor Globe of Invuln.</text:p>
          </table:table-cell>
        </table:table-row>
        <table:table-row table:style-name="TableRow96">
          <table:table-cell table:style-name="TableCell97">
            <text:p text:style-name="P98"><text:span text:style-name="T99">4</text:span></text:p>
          </table:table-cell>
          <table:table-cell table:style-name="TableCell100">
            <text:p text:style-name="P101">Remove Curse</text:p>
          </table:table-cell>
        </table:table-row>
        <table:table-row table:style-name="TableRow102">
          <table:table-cell table:style-name="TableCell103">
            <text:p text:style-name="P104"><text:span text:style-name="T105">4</text:span></text:p>
          </table:table-cell>
          <table:table-cell table:style-name="TableCell106">
            <text:p text:style-name="P107">Sanctum</text:p>
          </table:table-cell>
        </table:table-row>
        <table:table-row table:style-name="TableRow108">
          <table:table-cell table:style-name="TableCell109">
            <text:p text:style-name="P110"><text:span text:style-name="T111">5</text:span></text:p>
          </table:table-cell>
          <table:table-cell table:style-name="TableCell112">
            <text:p text:style-name="P113">Antimagic Shell</text:p>
          </table:table-cell>
        </table:table-row>
        <table:table-row table:style-name="TableRow114">
          <table:table-cell table:style-name="TableCell115">
            <text:p text:style-name="P116"><text:span text:style-name="T117">5</text:span></text:p>
          </table:table-cell>
          <table:table-cell table:style-name="TableCell118">
            <text:p text:style-name="P119">Banish Aligned</text:p>
          </table:table-cell>
        </table:table-row>
        <table:table-row table:style-name="TableRow120">
          <table:table-cell table:style-name="TableCell121">
            <text:p text:style-name="P122"><text:span text:style-name="T123">5</text:span></text:p>
          </table:table-cell>
          <table:table-cell table:style-name="TableCell124">
            <text:p text:style-name="P125">Spell Turning</text:p>
          </table:table-cell>
        </table:table-row>
        <table:table-row table:style-name="TableRow126">
          <table:table-cell table:style-name="TableCell127">
            <text:p text:style-name="P128"><text:span text:style-name="T129">5</text:span></text:p>
          </table:table-cell>
          <table:table-cell table:style-name="TableCell130">
            <text:p text:style-name="P131">Wall of Force</text:p>
          </table:table-cell>
        </table:table-row>
        <table:table-row table:style-name="TableRow132">
          <table:table-cell table:style-name="TableCell133">
            <text:p text:style-name="P134"><text:span text:style-name="T135">6</text:span></text:p>
          </table:table-cell>
          <table:table-cell table:style-name="TableCell136">
            <text:p text:style-name="P137">Globe of Invulnerability</text:p>
          </table:table-cell>
        </table:table-row>
        <table:table-row table:style-name="TableRow138">
          <table:table-cell table:style-name="TableCell139">
            <text:p text:style-name="P140"><text:span text:style-name="T141">6</text:span></text:p>
          </table:table-cell>
          <table:table-cell table:style-name="TableCell142">
            <text:p text:style-name="P143">Symbol</text:p>
          </table:table-cell>
        </table:table-row>
        <table:table-row table:style-name="TableRow144">
          <table:table-cell table:style-name="TableCell145">
            <text:p text:style-name="P146"><text:span text:style-name="T147">6</text:span></text:p>
          </table:table-cell>
          <table:table-cell table:style-name="TableCell148">
            <text:p text:style-name="P149">Unbinding</text:p>
          </table:table-cell>
        </table:table-row>
      </table:table>
      <text:p text:style-name="P150">Evocation</text:p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Level</text:p>
          </table:table-cell>
          <table:table-cell table:style-name="TableCell157">
            <text:p text:style-name="P158">Spell</text:p>
          </table:table-cell>
        </table:table-row>
        <table:table-row table:style-name="TableRow159">
          <table:table-cell table:style-name="TableCell160">
            <text:p text:style-name="P161"><text:span text:style-name="T162">1</text:span></text:p>
          </table:table-cell>
          <table:table-cell table:style-name="TableCell163">
            <text:p text:style-name="P164">Floating Disc</text:p>
          </table:table-cell>
        </table:table-row>
        <table:table-row table:style-name="TableRow165">
          <table:table-cell table:style-name="TableCell166">
            <text:p text:style-name="P167"><text:span text:style-name="T168">1</text:span></text:p>
          </table:table-cell>
          <table:table-cell table:style-name="TableCell169">
            <text:p text:style-name="P170">Light (R)</text:p>
          </table:table-cell>
        </table:table-row>
        <table:table-row table:style-name="TableRow171">
          <table:table-cell table:style-name="TableCell172">
            <text:p text:style-name="P173"><text:span text:style-name="T174">1</text:span></text:p>
          </table:table-cell>
          <table:table-cell table:style-name="TableCell175">
            <text:p text:style-name="P176">Magic Missile</text:p>
          </table:table-cell>
        </table:table-row>
        <table:table-row table:style-name="TableRow177">
          <table:table-cell table:style-name="TableCell178">
            <text:p text:style-name="P179"><text:span text:style-name="T180">1</text:span></text:p>
          </table:table-cell>
          <table:table-cell table:style-name="TableCell181">
            <text:p text:style-name="P182">Shocking Grasp</text:p>
          </table:table-cell>
        </table:table-row>
        <table:table-row table:style-name="TableRow183">
          <table:table-cell table:style-name="TableCell184">
            <text:p text:style-name="P185"><text:span text:style-name="T186">2</text:span></text:p>
          </table:table-cell>
          <table:table-cell table:style-name="TableCell187">
            <text:p text:style-name="P188">Acid Arrow</text:p>
          </table:table-cell>
        </table:table-row>
        <table:table-row table:style-name="TableRow189">
          <table:table-cell table:style-name="TableCell190">
            <text:p text:style-name="P191"><text:span text:style-name="T192">2</text:span></text:p>
          </table:table-cell>
          <table:table-cell table:style-name="TableCell193">
            <text:p text:style-name="P194">Arcane Lock</text:p>
          </table:table-cell>
        </table:table-row>
        <table:table-row table:style-name="TableRow195">
          <table:table-cell table:style-name="TableCell196">
            <text:p text:style-name="P197"><text:span text:style-name="T198">2</text:span></text:p>
          </table:table-cell>
          <table:table-cell table:style-name="TableCell199">
            <text:p text:style-name="P200">Burning Hands</text:p>
          </table:table-cell>
        </table:table-row>
        <table:table-row table:style-name="TableRow201">
          <table:table-cell table:style-name="TableCell202">
            <text:p text:style-name="P203"><text:span text:style-name="T204">2</text:span></text:p>
          </table:table-cell>
          <table:table-cell table:style-name="TableCell205">
            <text:p text:style-name="P206">Silence</text:p>
          </table:table-cell>
        </table:table-row>
        <table:table-row table:style-name="TableRow207">
          <table:table-cell table:style-name="TableCell208">
            <text:p text:style-name="P209"><text:span text:style-name="T210">3</text:span></text:p>
          </table:table-cell>
          <table:table-cell table:style-name="TableCell211">
            <text:p text:style-name="P212">Chromatic Orb</text:p>
          </table:table-cell>
        </table:table-row>
        <table:table-row table:style-name="TableRow213">
          <table:table-cell table:style-name="TableCell214">
            <text:p text:style-name="P215"><text:span text:style-name="T216">3</text:span></text:p>
          </table:table-cell>
          <table:table-cell table:style-name="TableCell217">
            <text:p text:style-name="P218">Dig</text:p>
          </table:table-cell>
        </table:table-row>
        <table:table-row table:style-name="TableRow219">
          <table:table-cell table:style-name="TableCell220">
            <text:p text:style-name="P221"><text:span text:style-name="T222">3</text:span></text:p>
          </table:table-cell>
          <table:table-cell table:style-name="TableCell223">
            <text:p text:style-name="P224">Fireball</text:p>
          </table:table-cell>
        </table:table-row>
        <table:table-row table:style-name="TableRow225">
          <table:table-cell table:style-name="TableCell226">
            <text:p text:style-name="P227"><text:span text:style-name="T228">3</text:span></text:p>
          </table:table-cell>
          <table:table-cell table:style-name="TableCell229">
            <text:p text:style-name="P230">Lightning Bolt</text:p>
          </table:table-cell>
        </table:table-row>
        <table:table-row table:style-name="TableRow231">
          <table:table-cell table:style-name="TableCell232">
            <text:p text:style-name="P233"><text:span text:style-name="T234">4</text:span></text:p>
          </table:table-cell>
          <table:table-cell table:style-name="TableCell235">
            <text:p text:style-name="P236"><text:span text:style-name="T237">Mnemonic Enhancer</text:span></text:p>
          </table:table-cell>
        </table:table-row>
        <table:table-row table:style-name="TableRow238">
          <table:table-cell table:style-name="TableCell239">
            <text:p text:style-name="P240"><text:span text:style-name="T241">4</text:span></text:p>
          </table:table-cell>
          <table:table-cell table:style-name="TableCell242">
            <text:p text:style-name="P243">Telekinesis</text:p>
          </table:table-cell>
        </table:table-row>
        <table:table-row table:style-name="TableRow244">
          <table:table-cell table:style-name="TableCell245">
            <text:p text:style-name="P246"><text:span text:style-name="T247">4</text:span></text:p>
          </table:table-cell>
          <table:table-cell table:style-name="TableCell248">
            <text:p text:style-name="P249">Thunderclap</text:p>
          </table:table-cell>
        </table:table-row>
        <table:table-row table:style-name="TableRow250">
          <table:table-cell table:style-name="TableCell251">
            <text:p text:style-name="P252"><text:span text:style-name="T253">4</text:span></text:p>
          </table:table-cell>
          <table:table-cell table:style-name="TableCell254">
            <text:p text:style-name="P255">Wingbind</text:p>
          </table:table-cell>
        </table:table-row>
        <table:table-row table:style-name="TableRow256">
          <table:table-cell table:style-name="TableCell257">
            <text:p text:style-name="P258"><text:span text:style-name="T259">5</text:span></text:p>
          </table:table-cell>
          <table:table-cell table:style-name="TableCell260">
            <text:p text:style-name="P261">Blade Barrier</text:p>
          </table:table-cell>
        </table:table-row>
        <table:table-row table:style-name="TableRow262">
          <table:table-cell table:style-name="TableCell263">
            <text:p text:style-name="P264"><text:span text:style-name="T265">5</text:span></text:p>
          </table:table-cell>
          <table:table-cell table:style-name="TableCell266">
            <text:p text:style-name="P267">Clenched Fist</text:p>
          </table:table-cell>
        </table:table-row>
        <table:table-row table:style-name="TableRow268">
          <table:table-cell table:style-name="TableCell269">
            <text:p text:style-name="P270"><text:span text:style-name="T271">5</text:span></text:p>
          </table:table-cell>
          <table:table-cell table:style-name="TableCell272">
            <text:p text:style-name="P273">Contingency</text:p>
          </table:table-cell>
        </table:table-row>
        <table:table-row table:style-name="TableRow274">
          <table:table-cell table:style-name="TableCell275">
            <text:p text:style-name="P276"><text:span text:style-name="T277">5</text:span></text:p>
          </table:table-cell>
          <table:table-cell table:style-name="TableCell278">
            <text:p text:style-name="P279"><text:span text:style-name="T280">Delayed Blast Fireball</text:span></text:p>
          </table:table-cell>
        </table:table-row>
        <table:table-row table:style-name="TableRow281">
          <table:table-cell table:style-name="TableCell282">
            <text:p text:style-name="P283"><text:span text:style-name="T284">6</text:span></text:p>
          </table:table-cell>
          <table:table-cell table:style-name="TableCell285">
            <text:p text:style-name="P286">Disintegrate</text:p>
          </table:table-cell>
        </table:table-row>
        <table:table-row table:style-name="TableRow287">
          <table:table-cell table:style-name="TableCell288">
            <text:p text:style-name="P289"><text:span text:style-name="T290">6</text:span></text:p>
          </table:table-cell>
          <table:table-cell table:style-name="TableCell291">
            <text:p text:style-name="P292">Earthquake</text:p>
          </table:table-cell>
        </table:table-row>
        <table:table-row table:style-name="TableRow293">
          <table:table-cell table:style-name="TableCell294">
            <text:p text:style-name="P295"><text:span text:style-name="T296">6</text:span></text:p>
          </table:table-cell>
          <table:table-cell table:style-name="TableCell297">
            <text:p text:style-name="P298">Power Word</text:p>
          </table:table-cell>
        </table:table-row>
      </table:table>
      <text:p text:style-name="P299">Conjuration</text:p>
      <table:table table:style-name="Table300">
        <table:table-columns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P305">Lvl</text:p>
          </table:table-cell>
          <table:table-cell table:style-name="TableCell306">
            <text:p text:style-name="P307">Spell</text:p>
          </table:table-cell>
        </table:table-row>
        <table:table-row table:style-name="TableRow308">
          <table:table-cell table:style-name="TableCell309">
            <text:p text:style-name="P310"><text:span text:style-name="T311">1</text:span></text:p>
          </table:table-cell>
          <table:table-cell table:style-name="TableCell312">
            <text:p text:style-name="P313">Curse</text:p>
          </table:table-cell>
        </table:table-row>
        <table:table-row table:style-name="TableRow314">
          <table:table-cell table:style-name="TableCell315">
            <text:p text:style-name="P316"><text:span text:style-name="T317">1</text:span></text:p>
          </table:table-cell>
          <table:table-cell table:style-name="TableCell318">
            <text:p text:style-name="P319">Fog</text:p>
          </table:table-cell>
        </table:table-row>
        <table:table-row table:style-name="TableRow320">
          <table:table-cell table:style-name="TableCell321">
            <text:p text:style-name="P322"><text:span text:style-name="T323">1</text:span></text:p>
          </table:table-cell>
          <table:table-cell table:style-name="TableCell324">
            <text:p text:style-name="P325">Grease</text:p>
          </table:table-cell>
        </table:table-row>
        <table:table-row table:style-name="TableRow326">
          <table:table-cell table:style-name="TableCell327">
            <text:p text:style-name="P328"><text:span text:style-name="T329">1</text:span></text:p>
          </table:table-cell>
          <table:table-cell table:style-name="TableCell330">
            <text:p text:style-name="P331">Unseen Servant</text:p>
          </table:table-cell>
        </table:table-row>
        <table:table-row table:style-name="TableRow332">
          <table:table-cell table:style-name="TableCell333">
            <text:p text:style-name="P334"><text:span text:style-name="T335">2</text:span></text:p>
          </table:table-cell>
          <table:table-cell table:style-name="TableCell336">
            <text:p text:style-name="P337">Gust of Wind</text:p>
          </table:table-cell>
        </table:table-row>
        <table:table-row table:style-name="TableRow338">
          <table:table-cell table:style-name="TableCell339">
            <text:p text:style-name="P340"><text:span text:style-name="T341">2</text:span></text:p>
          </table:table-cell>
          <table:table-cell table:style-name="TableCell342">
            <text:p text:style-name="P343">Phantom Steed</text:p>
          </table:table-cell>
        </table:table-row>
        <table:table-row table:style-name="TableRow344">
          <table:table-cell table:style-name="TableCell345">
            <text:p text:style-name="P346"><text:span text:style-name="T347">2</text:span></text:p>
          </table:table-cell>
          <table:table-cell table:style-name="TableCell348">
            <text:p text:style-name="P349">Stinking Cloud</text:p>
          </table:table-cell>
        </table:table-row>
        <table:table-row table:style-name="TableRow350">
          <table:table-cell table:style-name="TableCell351">
            <text:p text:style-name="P352"><text:span text:style-name="T353">2</text:span></text:p>
          </table:table-cell>
          <table:table-cell table:style-name="TableCell354">
            <text:p text:style-name="P355">Web</text:p>
          </table:table-cell>
        </table:table-row>
        <table:table-row table:style-name="TableRow356">
          <table:table-cell table:style-name="TableCell357">
            <text:p text:style-name="P358"><text:span text:style-name="T359">3</text:span></text:p>
          </table:table-cell>
          <table:table-cell table:style-name="TableCell360">
            <text:p text:style-name="P361">Black Tentacles</text:p>
          </table:table-cell>
        </table:table-row>
        <table:table-row table:style-name="TableRow362">
          <table:table-cell table:style-name="TableCell363">
            <text:p text:style-name="P364"><text:span text:style-name="T365">3</text:span></text:p>
          </table:table-cell>
          <table:table-cell table:style-name="TableCell366">
            <text:p text:style-name="P367">Conjure Animals</text:p>
          </table:table-cell>
        </table:table-row>
        <table:table-row table:style-name="TableRow368">
          <table:table-cell table:style-name="TableCell369">
            <text:p text:style-name="P370"><text:span text:style-name="T371">3</text:span></text:p>
          </table:table-cell>
          <table:table-cell table:style-name="TableCell372">
            <text:p text:style-name="P373">Rope Trick</text:p>
          </table:table-cell>
        </table:table-row>
        <table:table-row table:style-name="TableRow374">
          <table:table-cell table:style-name="TableCell375">
            <text:p text:style-name="P376"><text:span text:style-name="T377">3</text:span></text:p>
          </table:table-cell>
          <table:table-cell table:style-name="TableCell378">
            <text:p text:style-name="P379">Solvent</text:p>
          </table:table-cell>
        </table:table-row>
        <table:table-row table:style-name="TableRow380">
          <table:table-cell table:style-name="TableCell381">
            <text:p text:style-name="P382"><text:span text:style-name="T383">4</text:span></text:p>
          </table:table-cell>
          <table:table-cell table:style-name="TableCell384">
            <text:p text:style-name="P385">Banishment</text:p>
          </table:table-cell>
        </table:table-row>
        <table:table-row table:style-name="TableRow386">
          <table:table-cell table:style-name="TableCell387">
            <text:p text:style-name="P388"><text:span text:style-name="T389">4</text:span></text:p>
          </table:table-cell>
          <table:table-cell table:style-name="TableCell390">
            <text:p text:style-name="P391">Dimension Door</text:p>
          </table:table-cell>
        </table:table-row>
        <table:table-row table:style-name="TableRow392">
          <table:table-cell table:style-name="TableCell393">
            <text:p text:style-name="P394"><text:span text:style-name="T395">4</text:span></text:p>
          </table:table-cell>
          <table:table-cell table:style-name="TableCell396">
            <text:p text:style-name="P397">Duplicate</text:p>
          </table:table-cell>
        </table:table-row>
        <table:table-row table:style-name="TableRow398">
          <table:table-cell table:style-name="TableCell399">
            <text:p text:style-name="P400"><text:span text:style-name="T401">4</text:span></text:p>
          </table:table-cell>
          <table:table-cell table:style-name="TableCell402">
            <text:p text:style-name="P403">Ice Storm</text:p>
          </table:table-cell>
        </table:table-row>
        <table:table-row table:style-name="TableRow404">
          <table:table-cell table:style-name="TableCell405">
            <text:p text:style-name="P406"><text:span text:style-name="T407">5</text:span></text:p>
          </table:table-cell>
          <table:table-cell table:style-name="TableCell408">
            <text:p text:style-name="P409">Cloudkill</text:p>
          </table:table-cell>
        </table:table-row>
        <table:table-row table:style-name="TableRow410">
          <table:table-cell table:style-name="TableCell411">
            <text:p text:style-name="P412"><text:span text:style-name="T413">5</text:span></text:p>
          </table:table-cell>
          <table:table-cell table:style-name="TableCell414">
            <text:p text:style-name="P415">Elemental Wall</text:p>
          </table:table-cell>
        </table:table-row>
        <table:table-row table:style-name="TableRow416">
          <table:table-cell table:style-name="TableCell417">
            <text:p text:style-name="P418"><text:span text:style-name="T419">5</text:span></text:p>
          </table:table-cell>
          <table:table-cell table:style-name="TableCell420">
            <text:p text:style-name="P421">Limited Wish</text:p>
          </table:table-cell>
        </table:table-row>
        <table:table-row table:style-name="TableRow422">
          <table:table-cell table:style-name="TableCell423">
            <text:p text:style-name="P424"><text:span text:style-name="T425">5</text:span></text:p>
          </table:table-cell>
          <table:table-cell table:style-name="TableCell426">
            <text:p text:style-name="P427">Teleport</text:p>
          </table:table-cell>
        </table:table-row>
        <table:table-row table:style-name="TableRow428">
          <table:table-cell table:style-name="TableCell429">
            <text:p text:style-name="P430"><text:span text:style-name="T431">6</text:span></text:p>
          </table:table-cell>
          <table:table-cell table:style-name="TableCell432">
            <text:p text:style-name="P433">Invisible Stalker</text:p>
          </table:table-cell>
        </table:table-row>
        <table:table-row table:style-name="TableRow434">
          <table:table-cell table:style-name="TableCell435">
            <text:p text:style-name="P436"><text:span text:style-name="T437">6</text:span></text:p>
          </table:table-cell>
          <table:table-cell table:style-name="TableCell438">
            <text:p text:style-name="P439">Meteor Swarm</text:p>
          </table:table-cell>
        </table:table-row>
        <table:table-row table:style-name="TableRow440">
          <table:table-cell table:style-name="TableCell441">
            <text:p text:style-name="P442"><text:span text:style-name="T443">6</text:span></text:p>
          </table:table-cell>
          <table:table-cell table:style-name="TableCell444">
            <text:p text:style-name="P445">Wish</text:p>
          </table:table-cell>
        </table:table-row>
      </table:table>
      <text:p text:style-name="P446">Illusion</text:p>
      <table:table table:style-name="Table447">
        <table:table-columns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P452">Level</text:p>
          </table:table-cell>
          <table:table-cell table:style-name="TableCell453">
            <text:p text:style-name="P454">Spell</text:p>
          </table:table-cell>
        </table:table-row>
        <table:table-row table:style-name="TableRow455">
          <table:table-cell table:style-name="TableCell456">
            <text:p text:style-name="P457"><text:span text:style-name="T458">1</text:span></text:p>
          </table:table-cell>
          <table:table-cell table:style-name="TableCell459">
            <text:p text:style-name="P460">Blur</text:p>
          </table:table-cell>
        </table:table-row>
        <table:table-row table:style-name="TableRow461">
          <table:table-cell table:style-name="TableCell462">
            <text:p text:style-name="P463"><text:span text:style-name="T464">1</text:span></text:p>
          </table:table-cell>
          <table:table-cell table:style-name="TableCell465">
            <text:p text:style-name="P466">Change Self</text:p>
          </table:table-cell>
        </table:table-row>
        <table:table-row table:style-name="TableRow467">
          <table:table-cell table:style-name="TableCell468">
            <text:p text:style-name="P469"><text:span text:style-name="T470">1</text:span></text:p>
          </table:table-cell>
          <table:table-cell table:style-name="TableCell471">
            <text:p text:style-name="P472">Faerie Fire</text:p>
          </table:table-cell>
        </table:table-row>
        <table:table-row table:style-name="TableRow473">
          <table:table-cell table:style-name="TableCell474">
            <text:p text:style-name="P475"><text:span text:style-name="T476">1</text:span></text:p>
          </table:table-cell>
          <table:table-cell table:style-name="TableCell477">
            <text:p text:style-name="P478">Minor Illusion</text:p>
          </table:table-cell>
        </table:table-row>
        <table:table-row table:style-name="TableRow479">
          <table:table-cell table:style-name="TableCell480">
            <text:p text:style-name="P481"><text:span text:style-name="T482">2</text:span></text:p>
          </table:table-cell>
          <table:table-cell table:style-name="TableCell483">
            <text:p text:style-name="P484">Fool’s Gold</text:p>
          </table:table-cell>
        </table:table-row>
        <table:table-row table:style-name="TableRow485">
          <table:table-cell table:style-name="TableCell486">
            <text:p text:style-name="P487"><text:span text:style-name="T488">2</text:span></text:p>
          </table:table-cell>
          <table:table-cell table:style-name="TableCell489">
            <text:p text:style-name="P490">Invisibility</text:p>
          </table:table-cell>
        </table:table-row>
        <table:table-row table:style-name="TableRow491">
          <table:table-cell table:style-name="TableCell492">
            <text:p text:style-name="P493"><text:span text:style-name="T494">2</text:span></text:p>
          </table:table-cell>
          <table:table-cell table:style-name="TableCell495">
            <text:p text:style-name="P496">Mirror Image</text:p>
          </table:table-cell>
        </table:table-row>
        <table:table-row table:style-name="TableRow497">
          <table:table-cell table:style-name="TableCell498">
            <text:p text:style-name="P499"><text:span text:style-name="T500">2</text:span></text:p>
          </table:table-cell>
          <table:table-cell table:style-name="TableCell501">
            <text:p text:style-name="P502">Phantasmal Force</text:p>
          </table:table-cell>
        </table:table-row>
        <table:table-row table:style-name="TableRow503">
          <table:table-cell table:style-name="TableCell504">
            <text:p text:style-name="P505"><text:span text:style-name="T506">3</text:span></text:p>
          </table:table-cell>
          <table:table-cell table:style-name="TableCell507">
            <text:p text:style-name="P508">Blindness</text:p>
          </table:table-cell>
        </table:table-row>
        <table:table-row table:style-name="TableRow509">
          <table:table-cell table:style-name="TableCell510">
            <text:p text:style-name="P511"><text:span text:style-name="T512">3</text:span></text:p>
          </table:table-cell>
          <table:table-cell table:style-name="TableCell513">
            <text:p text:style-name="P514">Disguise</text:p>
          </table:table-cell>
        </table:table-row>
        <table:table-row table:style-name="TableRow515">
          <table:table-cell table:style-name="TableCell516">
            <text:p text:style-name="P517"><text:span text:style-name="T518">3</text:span></text:p>
          </table:table-cell>
          <table:table-cell table:style-name="TableCell519">
            <text:p text:style-name="P520">Invisibility Sphere</text:p>
          </table:table-cell>
        </table:table-row>
        <table:table-row table:style-name="TableRow521">
          <table:table-cell table:style-name="TableCell522">
            <text:p text:style-name="P523"><text:span text:style-name="T524">3</text:span></text:p>
          </table:table-cell>
          <table:table-cell table:style-name="TableCell525">
            <text:p text:style-name="P526">Spectral Force</text:p>
          </table:table-cell>
        </table:table-row>
        <table:table-row table:style-name="TableRow527">
          <table:table-cell table:style-name="TableCell528">
            <text:p text:style-name="P529"><text:span text:style-name="T530">4</text:span></text:p>
          </table:table-cell>
          <table:table-cell table:style-name="TableCell531">
            <text:p text:style-name="P532">Hallucinatory Terrain</text:p>
          </table:table-cell>
        </table:table-row>
        <table:table-row table:style-name="TableRow533">
          <table:table-cell table:style-name="TableCell534">
            <text:p text:style-name="P535"><text:span text:style-name="T536">4</text:span></text:p>
          </table:table-cell>
          <table:table-cell table:style-name="TableCell537">
            <text:p text:style-name="P538">Improved Invisibility</text:p>
          </table:table-cell>
        </table:table-row>
        <table:table-row table:style-name="TableRow539">
          <table:table-cell table:style-name="TableCell540">
            <text:p text:style-name="P541"><text:span text:style-name="T542">4</text:span></text:p>
          </table:table-cell>
          <table:table-cell table:style-name="TableCell543">
            <text:p text:style-name="P544">Phantasmal Killer</text:p>
          </table:table-cell>
        </table:table-row>
        <table:table-row table:style-name="TableRow545">
          <table:table-cell table:style-name="TableCell546">
            <text:p text:style-name="P547"><text:span text:style-name="T548">4</text:span></text:p>
          </table:table-cell>
          <table:table-cell table:style-name="TableCell549">
            <text:p text:style-name="P550">Programmed Illusion</text:p>
          </table:table-cell>
        </table:table-row>
        <table:table-row table:style-name="TableRow551">
          <table:table-cell table:style-name="TableCell552">
            <text:p text:style-name="P553"><text:span text:style-name="T554">5</text:span></text:p>
          </table:table-cell>
          <table:table-cell table:style-name="TableCell555">
            <text:p text:style-name="P556">Advanced Illusion</text:p>
          </table:table-cell>
        </table:table-row>
        <table:table-row table:style-name="TableRow557">
          <table:table-cell table:style-name="TableCell558">
            <text:p text:style-name="P559"><text:span text:style-name="T560">5</text:span></text:p>
          </table:table-cell>
          <table:table-cell table:style-name="TableCell561">
            <text:p text:style-name="P562">Permanent Illusion</text:p>
          </table:table-cell>
        </table:table-row>
        <table:table-row table:style-name="TableRow563">
          <table:table-cell table:style-name="TableCell564">
            <text:p text:style-name="P565"><text:span text:style-name="T566">5</text:span></text:p>
          </table:table-cell>
          <table:table-cell table:style-name="TableCell567">
            <text:p text:style-name="P568">Seeming</text:p>
          </table:table-cell>
        </table:table-row>
        <table:table-row table:style-name="TableRow569">
          <table:table-cell table:style-name="TableCell570">
            <text:p text:style-name="P571"><text:span text:style-name="T572">5</text:span></text:p>
          </table:table-cell>
          <table:table-cell table:style-name="TableCell573">
            <text:p text:style-name="P574">Sensory Deprivation</text:p>
          </table:table-cell>
        </table:table-row>
        <table:table-row table:style-name="TableRow575">
          <table:table-cell table:style-name="TableCell576">
            <text:p text:style-name="P577"><text:span text:style-name="T578">6</text:span></text:p>
          </table:table-cell>
          <table:table-cell table:style-name="TableCell579">
            <text:p text:style-name="P580">Illusory Kingdom</text:p>
          </table:table-cell>
        </table:table-row>
        <table:table-row table:style-name="TableRow581">
          <table:table-cell table:style-name="TableCell582">
            <text:p text:style-name="P583"><text:span text:style-name="T584">6</text:span></text:p>
          </table:table-cell>
          <table:table-cell table:style-name="TableCell585">
            <text:p text:style-name="P586">Phantasmal Slayer</text:p>
          </table:table-cell>
        </table:table-row>
        <table:table-row table:style-name="TableRow587">
          <table:table-cell table:style-name="TableCell588">
            <text:p text:style-name="P589"><text:span text:style-name="T590">6</text:span></text:p>
          </table:table-cell>
          <table:table-cell table:style-name="TableCell591">
            <text:p text:style-name="P592">Project Image</text:p>
          </table:table-cell>
        </table:table-row>
      </table:table>
      <text:p text:style-name="P593">Divination</text:p>
      <table:table table:style-name="Table594">
        <table:table-columns>
          <table:table-column table:style-name="TableColumn595"/>
          <table:table-column table:style-name="TableColumn596"/>
        </table:table-columns>
        <table:table-row table:style-name="TableRow597">
          <table:table-cell table:style-name="TableCell598">
            <text:p text:style-name="P599">Level</text:p>
          </table:table-cell>
          <table:table-cell table:style-name="TableCell600">
            <text:p text:style-name="P601">Spell</text:p>
          </table:table-cell>
        </table:table-row>
        <table:table-row table:style-name="TableRow602">
          <table:table-cell table:style-name="TableCell603">
            <text:p text:style-name="P604"><text:span text:style-name="T605">1</text:span></text:p>
          </table:table-cell>
          <table:table-cell table:style-name="TableCell606">
            <text:p text:style-name="P607">Curse</text:p>
          </table:table-cell>
        </table:table-row>
        <table:table-row table:style-name="TableRow608">
          <table:table-cell table:style-name="TableCell609">
            <text:p text:style-name="P610"><text:span text:style-name="T611">1</text:span></text:p>
          </table:table-cell>
          <table:table-cell table:style-name="TableCell612">
            <text:p text:style-name="P613">Fog</text:p>
          </table:table-cell>
        </table:table-row>
        <table:table-row table:style-name="TableRow614">
          <table:table-cell table:style-name="TableCell615">
            <text:p text:style-name="P616"><text:span text:style-name="T617">1</text:span></text:p>
          </table:table-cell>
          <table:table-cell table:style-name="TableCell618">
            <text:p text:style-name="P619">Grease</text:p>
          </table:table-cell>
        </table:table-row>
        <table:table-row table:style-name="TableRow620">
          <table:table-cell table:style-name="TableCell621">
            <text:p text:style-name="P622"><text:span text:style-name="T623">1</text:span></text:p>
          </table:table-cell>
          <table:table-cell table:style-name="TableCell624">
            <text:p text:style-name="P625">Unseen Servant</text:p>
          </table:table-cell>
        </table:table-row>
        <table:table-row table:style-name="TableRow626">
          <table:table-cell table:style-name="TableCell627">
            <text:p text:style-name="P628"><text:span text:style-name="T629">2</text:span></text:p>
          </table:table-cell>
          <table:table-cell table:style-name="TableCell630">
            <text:p text:style-name="P631">Gust of Wind</text:p>
          </table:table-cell>
        </table:table-row>
        <table:table-row table:style-name="TableRow632">
          <table:table-cell table:style-name="TableCell633">
            <text:p text:style-name="P634"><text:span text:style-name="T635">2</text:span></text:p>
          </table:table-cell>
          <table:table-cell table:style-name="TableCell636">
            <text:p text:style-name="P637">Phantom Steed</text:p>
          </table:table-cell>
        </table:table-row>
        <table:table-row table:style-name="TableRow638">
          <table:table-cell table:style-name="TableCell639">
            <text:p text:style-name="P640"><text:span text:style-name="T641">2</text:span></text:p>
          </table:table-cell>
          <table:table-cell table:style-name="TableCell642">
            <text:p text:style-name="P643">Stinking Cloud</text:p>
          </table:table-cell>
        </table:table-row>
        <table:table-row table:style-name="TableRow644">
          <table:table-cell table:style-name="TableCell645">
            <text:p text:style-name="P646"><text:span text:style-name="T647">2</text:span></text:p>
          </table:table-cell>
          <table:table-cell table:style-name="TableCell648">
            <text:p text:style-name="P649">Web</text:p>
          </table:table-cell>
        </table:table-row>
        <table:table-row table:style-name="TableRow650">
          <table:table-cell table:style-name="TableCell651">
            <text:p text:style-name="P652"><text:span text:style-name="T653">3</text:span></text:p>
          </table:table-cell>
          <table:table-cell table:style-name="TableCell654">
            <text:p text:style-name="P655">Black Tentacles</text:p>
          </table:table-cell>
        </table:table-row>
        <table:table-row table:style-name="TableRow656">
          <table:table-cell table:style-name="TableCell657">
            <text:p text:style-name="P658"><text:span text:style-name="T659">3</text:span></text:p>
          </table:table-cell>
          <table:table-cell table:style-name="TableCell660">
            <text:p text:style-name="P661">Conjure Animals</text:p>
          </table:table-cell>
        </table:table-row>
        <table:table-row table:style-name="TableRow662">
          <table:table-cell table:style-name="TableCell663">
            <text:p text:style-name="P664"><text:span text:style-name="T665">3</text:span></text:p>
          </table:table-cell>
          <table:table-cell table:style-name="TableCell666">
            <text:p text:style-name="P667">Rope Trick</text:p>
          </table:table-cell>
        </table:table-row>
        <table:table-row table:style-name="TableRow668">
          <table:table-cell table:style-name="TableCell669">
            <text:p text:style-name="P670"><text:span text:style-name="T671">3</text:span></text:p>
          </table:table-cell>
          <table:table-cell table:style-name="TableCell672">
            <text:p text:style-name="P673">Solvent</text:p>
          </table:table-cell>
        </table:table-row>
        <table:table-row table:style-name="TableRow674">
          <table:table-cell table:style-name="TableCell675">
            <text:p text:style-name="P676"><text:span text:style-name="T677">4</text:span></text:p>
          </table:table-cell>
          <table:table-cell table:style-name="TableCell678">
            <text:p text:style-name="P679">Banishment</text:p>
          </table:table-cell>
        </table:table-row>
        <table:table-row table:style-name="TableRow680">
          <table:table-cell table:style-name="TableCell681">
            <text:p text:style-name="P682"><text:span text:style-name="T683">4</text:span></text:p>
          </table:table-cell>
          <table:table-cell table:style-name="TableCell684">
            <text:p text:style-name="P685">Dimension Door</text:p>
          </table:table-cell>
        </table:table-row>
        <table:table-row table:style-name="TableRow686">
          <table:table-cell table:style-name="TableCell687">
            <text:p text:style-name="P688"><text:span text:style-name="T689">4</text:span></text:p>
          </table:table-cell>
          <table:table-cell table:style-name="TableCell690">
            <text:p text:style-name="P691">Duplicate</text:p>
          </table:table-cell>
        </table:table-row>
        <table:table-row table:style-name="TableRow692">
          <table:table-cell table:style-name="TableCell693">
            <text:p text:style-name="P694"><text:span text:style-name="T695">4</text:span></text:p>
          </table:table-cell>
          <table:table-cell table:style-name="TableCell696">
            <text:p text:style-name="P697">Ice Storm</text:p>
          </table:table-cell>
        </table:table-row>
        <table:table-row table:style-name="TableRow698">
          <table:table-cell table:style-name="TableCell699">
            <text:p text:style-name="P700"><text:span text:style-name="T701">5</text:span></text:p>
          </table:table-cell>
          <table:table-cell table:style-name="TableCell702">
            <text:p text:style-name="P703">Cloudkill</text:p>
          </table:table-cell>
        </table:table-row>
        <table:table-row table:style-name="TableRow704">
          <table:table-cell table:style-name="TableCell705">
            <text:p text:style-name="P706"><text:span text:style-name="T707">5</text:span></text:p>
          </table:table-cell>
          <table:table-cell table:style-name="TableCell708">
            <text:p text:style-name="P709">Elemental Wall</text:p>
          </table:table-cell>
        </table:table-row>
        <table:table-row table:style-name="TableRow710">
          <table:table-cell table:style-name="TableCell711">
            <text:p text:style-name="P712"><text:span text:style-name="T713">5</text:span></text:p>
          </table:table-cell>
          <table:table-cell table:style-name="TableCell714">
            <text:p text:style-name="P715">Limited Wish</text:p>
          </table:table-cell>
        </table:table-row>
        <table:table-row table:style-name="TableRow716">
          <table:table-cell table:style-name="TableCell717">
            <text:p text:style-name="P718"><text:span text:style-name="T719">5</text:span></text:p>
          </table:table-cell>
          <table:table-cell table:style-name="TableCell720">
            <text:p text:style-name="P721">Teleport</text:p>
          </table:table-cell>
        </table:table-row>
        <table:table-row table:style-name="TableRow722">
          <table:table-cell table:style-name="TableCell723">
            <text:p text:style-name="P724"><text:span text:style-name="T725">6</text:span></text:p>
          </table:table-cell>
          <table:table-cell table:style-name="TableCell726">
            <text:p text:style-name="P727">Invisible Stalker</text:p>
          </table:table-cell>
        </table:table-row>
        <table:table-row table:style-name="TableRow728">
          <table:table-cell table:style-name="TableCell729">
            <text:p text:style-name="P730"><text:span text:style-name="T731">6</text:span></text:p>
          </table:table-cell>
          <table:table-cell table:style-name="TableCell732">
            <text:p text:style-name="P733">Meteor Swarm</text:p>
          </table:table-cell>
        </table:table-row>
        <table:table-row table:style-name="TableRow734">
          <table:table-cell table:style-name="TableCell735">
            <text:p text:style-name="P736"><text:span text:style-name="T737">6</text:span></text:p>
          </table:table-cell>
          <table:table-cell table:style-name="TableCell738">
            <text:p text:style-name="P739">Wish</text:p>
          </table:table-cell>
        </table:table-row>
      </table:table>
      <text:p text:style-name="P740">Necromancy</text:p>
      <table:table table:style-name="Table741">
        <table:table-columns>
          <table:table-column table:style-name="TableColumn742"/>
          <table:table-column table:style-name="TableColumn743"/>
        </table:table-columns>
        <table:table-row table:style-name="TableRow744">
          <table:table-cell table:style-name="TableCell745">
            <text:p text:style-name="P746">Level</text:p>
          </table:table-cell>
          <table:table-cell table:style-name="TableCell747">
            <text:p text:style-name="P748">Spell</text:p>
          </table:table-cell>
        </table:table-row>
        <table:table-row table:style-name="TableRow749">
          <table:table-cell table:style-name="TableCell750">
            <text:p text:style-name="P751"><text:span text:style-name="T752">1</text:span></text:p>
          </table:table-cell>
          <table:table-cell table:style-name="TableCell753">
            <text:p text:style-name="P754">Chill Touch</text:p>
          </table:table-cell>
        </table:table-row>
        <table:table-row table:style-name="TableRow755">
          <table:table-cell table:style-name="TableCell756">
            <text:p text:style-name="P757"><text:span text:style-name="T758">1</text:span></text:p>
          </table:table-cell>
          <table:table-cell table:style-name="TableCell759">
            <text:p text:style-name="P760">Cure Light Wounds</text:p>
          </table:table-cell>
        </table:table-row>
        <table:table-row table:style-name="TableRow761">
          <table:table-cell table:style-name="TableCell762">
            <text:p text:style-name="P763"><text:span text:style-name="T764">1</text:span></text:p>
          </table:table-cell>
          <table:table-cell table:style-name="TableCell765">
            <text:p text:style-name="P766">Grave Shroud</text:p>
          </table:table-cell>
        </table:table-row>
        <table:table-row table:style-name="TableRow767">
          <table:table-cell table:style-name="TableCell768">
            <text:p text:style-name="P769"><text:span text:style-name="T770">1</text:span></text:p>
          </table:table-cell>
          <table:table-cell table:style-name="TableCell771">
            <text:p text:style-name="P772">Turn Undead</text:p>
          </table:table-cell>
        </table:table-row>
        <table:table-row table:style-name="TableRow773">
          <table:table-cell table:style-name="TableCell774">
            <text:p text:style-name="P775"><text:span text:style-name="T776">2</text:span></text:p>
          </table:table-cell>
          <table:table-cell table:style-name="TableCell777">
            <text:p text:style-name="P778">Assist</text:p>
          </table:table-cell>
        </table:table-row>
        <table:table-row table:style-name="TableRow779">
          <table:table-cell table:style-name="TableCell780">
            <text:p text:style-name="P781"><text:span text:style-name="T782">2</text:span></text:p>
          </table:table-cell>
          <table:table-cell table:style-name="TableCell783">
            <text:p text:style-name="P784">Unflagging End.</text:p>
          </table:table-cell>
        </table:table-row>
        <table:table-row table:style-name="TableRow785">
          <table:table-cell table:style-name="TableCell786">
            <text:p text:style-name="P787"><text:span text:style-name="T788">2</text:span></text:p>
          </table:table-cell>
          <table:table-cell table:style-name="TableCell789">
            <text:p text:style-name="P790">Ray of Fatigue</text:p>
          </table:table-cell>
        </table:table-row>
        <table:table-row table:style-name="TableRow791">
          <table:table-cell table:style-name="TableCell792">
            <text:p text:style-name="P793"><text:span text:style-name="T794">2</text:span></text:p>
          </table:table-cell>
          <table:table-cell table:style-name="TableCell795">
            <text:p text:style-name="P796">Transfer</text:p>
          </table:table-cell>
        </table:table-row>
        <table:table-row table:style-name="TableRow797">
          <table:table-cell table:style-name="TableCell798">
            <text:p text:style-name="P799"><text:span text:style-name="T800">3</text:span></text:p>
          </table:table-cell>
          <table:table-cell table:style-name="TableCell801">
            <text:p text:style-name="P802">Cloak of the Void</text:p>
          </table:table-cell>
        </table:table-row>
        <table:table-row table:style-name="TableRow803">
          <table:table-cell table:style-name="TableCell804">
            <text:p text:style-name="P805"><text:span text:style-name="T806">3</text:span></text:p>
          </table:table-cell>
          <table:table-cell table:style-name="TableCell807">
            <text:p text:style-name="P808">Cure Disease</text:p>
          </table:table-cell>
        </table:table-row>
        <table:table-row table:style-name="TableRow809">
          <table:table-cell table:style-name="TableCell810">
            <text:p text:style-name="P811"><text:span text:style-name="T812">3</text:span></text:p>
          </table:table-cell>
          <table:table-cell table:style-name="TableCell813">
            <text:p text:style-name="P814">Cure Serious Wounds</text:p>
          </table:table-cell>
        </table:table-row>
        <table:table-row table:style-name="TableRow815">
          <table:table-cell table:style-name="TableCell816">
            <text:p text:style-name="P817"><text:span text:style-name="T818">3</text:span></text:p>
          </table:table-cell>
          <table:table-cell table:style-name="TableCell819">
            <text:p text:style-name="P820">Vampiric Touch</text:p>
          </table:table-cell>
        </table:table-row>
        <table:table-row table:style-name="TableRow821">
          <table:table-cell table:style-name="TableCell822">
            <text:p text:style-name="P823"><text:span text:style-name="T824">4</text:span></text:p>
          </table:table-cell>
          <table:table-cell table:style-name="TableCell825">
            <text:p text:style-name="P826">Animate Dead</text:p>
          </table:table-cell>
        </table:table-row>
        <table:table-row table:style-name="TableRow827">
          <table:table-cell table:style-name="TableCell828">
            <text:p text:style-name="P829"><text:span text:style-name="T830">4</text:span></text:p>
          </table:table-cell>
          <table:table-cell table:style-name="TableCell831">
            <text:p text:style-name="P832">Blight</text:p>
          </table:table-cell>
        </table:table-row>
        <table:table-row table:style-name="TableRow833">
          <table:table-cell table:style-name="TableCell834">
            <text:p text:style-name="P835"><text:span text:style-name="T836">4</text:span></text:p>
          </table:table-cell>
          <table:table-cell table:style-name="TableCell837">
            <text:p text:style-name="P838">Destroy Undead</text:p>
          </table:table-cell>
        </table:table-row>
        <table:table-row table:style-name="TableRow839">
          <table:table-cell table:style-name="TableCell840">
            <text:p text:style-name="P841"><text:span text:style-name="T842">4</text:span></text:p>
          </table:table-cell>
          <table:table-cell table:style-name="TableCell843">
            <text:p text:style-name="P844">Speak with Dead</text:p>
          </table:table-cell>
        </table:table-row>
        <table:table-row table:style-name="TableRow845">
          <table:table-cell table:style-name="TableCell846">
            <text:p text:style-name="P847"><text:span text:style-name="T848">5</text:span></text:p>
          </table:table-cell>
          <table:table-cell table:style-name="TableCell849">
            <text:p text:style-name="P850">Control Undead</text:p>
          </table:table-cell>
        </table:table-row>
        <table:table-row table:style-name="TableRow851">
          <table:table-cell table:style-name="TableCell852">
            <text:p text:style-name="P853"><text:span text:style-name="T854">5</text:span></text:p>
          </table:table-cell>
          <table:table-cell table:style-name="TableCell855">
            <text:p text:style-name="P856">Cure Critical Wounds</text:p>
          </table:table-cell>
        </table:table-row>
        <table:table-row table:style-name="TableRow857">
          <table:table-cell table:style-name="TableCell858">
            <text:p text:style-name="P859"><text:span text:style-name="T860">5</text:span></text:p>
          </table:table-cell>
          <table:table-cell table:style-name="TableCell861">
            <text:p text:style-name="P862">Raise Dead</text:p>
          </table:table-cell>
        </table:table-row>
        <table:table-row table:style-name="TableRow863">
          <table:table-cell table:style-name="TableCell864">
            <text:p text:style-name="P865"><text:span text:style-name="T866">5</text:span></text:p>
          </table:table-cell>
          <table:table-cell table:style-name="TableCell867">
            <text:p text:style-name="P868">Restoration</text:p>
          </table:table-cell>
        </table:table-row>
        <table:table-row table:style-name="TableRow869">
          <table:table-cell table:style-name="TableCell870">
            <text:p text:style-name="P871"><text:span text:style-name="T872">6</text:span></text:p>
          </table:table-cell>
          <table:table-cell table:style-name="TableCell873">
            <text:p text:style-name="P874">Deathshroud</text:p>
          </table:table-cell>
        </table:table-row>
        <table:table-row table:style-name="TableRow875">
          <table:table-cell table:style-name="TableCell876">
            <text:p text:style-name="P877"><text:span text:style-name="T878">6</text:span></text:p>
          </table:table-cell>
          <table:table-cell table:style-name="TableCell879">
            <text:p text:style-name="P880">Energy Drain</text:p>
          </table:table-cell>
        </table:table-row>
        <table:table-row table:style-name="TableRow881">
          <table:table-cell table:style-name="TableCell882">
            <text:p text:style-name="P883"><text:span text:style-name="T884">6</text:span></text:p>
          </table:table-cell>
          <table:table-cell table:style-name="TableCell885">
            <text:p text:style-name="P886">Finger of Death</text:p>
          </table:table-cell>
        </table:table-row>
      </table:table>
      <text:p text:style-name="P887">Enchantment</text:p>
      <table:table table:style-name="Table888">
        <table:table-columns>
          <table:table-column table:style-name="TableColumn889"/>
          <table:table-column table:style-name="TableColumn890"/>
        </table:table-columns>
        <table:table-row table:style-name="TableRow891">
          <table:table-cell table:style-name="TableCell892">
            <text:p text:style-name="P893">Level</text:p>
          </table:table-cell>
          <table:table-cell table:style-name="TableCell894">
            <text:p text:style-name="P895">Spell</text:p>
          </table:table-cell>
        </table:table-row>
        <table:table-row table:style-name="TableRow896">
          <table:table-cell table:style-name="TableCell897">
            <text:p text:style-name="P898"><text:span text:style-name="T899">1</text:span></text:p>
          </table:table-cell>
          <table:table-cell table:style-name="TableCell900">
            <text:p text:style-name="P901">Animal Friendship</text:p>
          </table:table-cell>
        </table:table-row>
        <table:table-row table:style-name="TableRow902">
          <table:table-cell table:style-name="TableCell903">
            <text:p text:style-name="P904"><text:span text:style-name="T905">1</text:span></text:p>
          </table:table-cell>
          <table:table-cell table:style-name="TableCell906">
            <text:p text:style-name="P907">Command</text:p>
          </table:table-cell>
        </table:table-row>
        <table:table-row table:style-name="TableRow908">
          <table:table-cell table:style-name="TableCell909">
            <text:p text:style-name="P910"><text:span text:style-name="T911">1</text:span></text:p>
          </table:table-cell>
          <table:table-cell table:style-name="TableCell912">
            <text:p text:style-name="P913">Friends</text:p>
          </table:table-cell>
        </table:table-row>
        <table:table-row table:style-name="TableRow914">
          <table:table-cell table:style-name="TableCell915">
            <text:p text:style-name="P916"><text:span text:style-name="T917">1</text:span></text:p>
          </table:table-cell>
          <table:table-cell table:style-name="TableCell918">
            <text:p text:style-name="P919">Sleep</text:p>
          </table:table-cell>
        </table:table-row>
        <table:table-row table:style-name="TableRow920">
          <table:table-cell table:style-name="TableCell921">
            <text:p text:style-name="P922"><text:span text:style-name="T923">2</text:span></text:p>
          </table:table-cell>
          <table:table-cell table:style-name="TableCell924">
            <text:p text:style-name="P925">Charm</text:p>
          </table:table-cell>
        </table:table-row>
        <table:table-row table:style-name="TableRow926">
          <table:table-cell table:style-name="TableCell927">
            <text:p text:style-name="P928"><text:span text:style-name="T929">2</text:span></text:p>
          </table:table-cell>
          <table:table-cell table:style-name="TableCell930">
            <text:p text:style-name="P931">Enrage</text:p>
          </table:table-cell>
        </table:table-row>
        <table:table-row table:style-name="TableRow932">
          <table:table-cell table:style-name="TableCell933">
            <text:p text:style-name="P934"><text:span text:style-name="T935">2</text:span></text:p>
          </table:table-cell>
          <table:table-cell table:style-name="TableCell936">
            <text:p text:style-name="P937">Forget</text:p>
          </table:table-cell>
        </table:table-row>
        <table:table-row table:style-name="TableRow938">
          <table:table-cell table:style-name="TableCell939">
            <text:p text:style-name="P940"><text:span text:style-name="T941">2</text:span></text:p>
          </table:table-cell>
          <table:table-cell table:style-name="TableCell942">
            <text:p text:style-name="P943">Pacify</text:p>
          </table:table-cell>
        </table:table-row>
        <table:table-row table:style-name="TableRow944">
          <table:table-cell table:style-name="TableCell945">
            <text:p text:style-name="P946"><text:span text:style-name="T947">3</text:span></text:p>
          </table:table-cell>
          <table:table-cell table:style-name="TableCell948">
            <text:p text:style-name="P949">Fear</text:p>
          </table:table-cell>
        </table:table-row>
        <table:table-row table:style-name="TableRow950">
          <table:table-cell table:style-name="TableCell951">
            <text:p text:style-name="P952"><text:span text:style-name="T953">3</text:span></text:p>
          </table:table-cell>
          <table:table-cell table:style-name="TableCell954">
            <text:p text:style-name="P955">Hold Person</text:p>
          </table:table-cell>
        </table:table-row>
        <table:table-row table:style-name="TableRow956">
          <table:table-cell table:style-name="TableCell957">
            <text:p text:style-name="P958"><text:span text:style-name="T959">3</text:span></text:p>
          </table:table-cell>
          <table:table-cell table:style-name="TableCell960">
            <text:p text:style-name="P961">Hypnotic Pattern</text:p>
          </table:table-cell>
        </table:table-row>
        <table:table-row table:style-name="TableRow962">
          <table:table-cell table:style-name="TableCell963">
            <text:p text:style-name="P964"><text:span text:style-name="T965">3</text:span></text:p>
          </table:table-cell>
          <table:table-cell table:style-name="TableCell966">
            <text:p text:style-name="P967">Suggestion</text:p>
          </table:table-cell>
        </table:table-row>
        <table:table-row table:style-name="TableRow968">
          <table:table-cell table:style-name="TableCell969">
            <text:p text:style-name="P970"><text:span text:style-name="T971">4</text:span></text:p>
          </table:table-cell>
          <table:table-cell table:style-name="TableCell972">
            <text:p text:style-name="P973">Confusion</text:p>
          </table:table-cell>
        </table:table-row>
        <table:table-row table:style-name="TableRow974">
          <table:table-cell table:style-name="TableCell975">
            <text:p text:style-name="P976"><text:span text:style-name="T977">4</text:span></text:p>
          </table:table-cell>
          <table:table-cell table:style-name="TableCell978">
            <text:p text:style-name="P979">Domination</text:p>
          </table:table-cell>
        </table:table-row>
        <table:table-row table:style-name="TableRow980">
          <table:table-cell table:style-name="TableCell981">
            <text:p text:style-name="P982"><text:span text:style-name="T983">4</text:span></text:p>
          </table:table-cell>
          <table:table-cell table:style-name="TableCell984">
            <text:p text:style-name="P985">Fumble</text:p>
          </table:table-cell>
        </table:table-row>
        <table:table-row table:style-name="TableRow986">
          <table:table-cell table:style-name="TableCell987">
            <text:p text:style-name="P988"><text:span text:style-name="T989">4</text:span></text:p>
          </table:table-cell>
          <table:table-cell table:style-name="TableCell990">
            <text:p text:style-name="P991">Overlook</text:p>
          </table:table-cell>
        </table:table-row>
        <table:table-row table:style-name="TableRow992">
          <table:table-cell table:style-name="TableCell993">
            <text:p text:style-name="P994"><text:span text:style-name="T995">5</text:span></text:p>
          </table:table-cell>
          <table:table-cell table:style-name="TableCell996">
            <text:p text:style-name="P997">Feeblemind</text:p>
          </table:table-cell>
        </table:table-row>
        <table:table-row table:style-name="TableRow998">
          <table:table-cell table:style-name="TableCell999">
            <text:p text:style-name="P1000"><text:span text:style-name="T1001">5</text:span></text:p>
          </table:table-cell>
          <table:table-cell table:style-name="TableCell1002">
            <text:p text:style-name="P1003">Hold Monster</text:p>
          </table:table-cell>
        </table:table-row>
        <table:table-row table:style-name="TableRow1004">
          <table:table-cell table:style-name="TableCell1005">
            <text:p text:style-name="P1006"><text:span text:style-name="T1007">5</text:span></text:p>
          </table:table-cell>
          <table:table-cell table:style-name="TableCell1008">
            <text:p text:style-name="P1009">Mass Charm</text:p>
          </table:table-cell>
        </table:table-row>
        <table:table-row table:style-name="TableRow1010">
          <table:table-cell table:style-name="TableCell1011">
            <text:p text:style-name="P1012"><text:span text:style-name="T1013">5</text:span></text:p>
          </table:table-cell>
          <table:table-cell table:style-name="TableCell1014">
            <text:p text:style-name="P1015">Mass Suggestion</text:p>
          </table:table-cell>
        </table:table-row>
        <table:table-row table:style-name="TableRow1016">
          <table:table-cell table:style-name="TableCell1017">
            <text:p text:style-name="P1018"><text:span text:style-name="T1019">6</text:span></text:p>
          </table:table-cell>
          <table:table-cell table:style-name="TableCell1020">
            <text:p text:style-name="P1021">Geas/Quest</text:p>
          </table:table-cell>
        </table:table-row>
        <table:table-row table:style-name="TableRow1022">
          <table:table-cell table:style-name="TableCell1023">
            <text:p text:style-name="P1024"><text:span text:style-name="T1025">6</text:span></text:p>
          </table:table-cell>
          <table:table-cell table:style-name="TableCell1026">
            <text:p text:style-name="P1027">Glamer</text:p>
          </table:table-cell>
        </table:table-row>
        <table:table-row table:style-name="TableRow1028">
          <table:table-cell table:style-name="TableCell1029">
            <text:p text:style-name="P1030"><text:span text:style-name="T1031">6</text:span></text:p>
          </table:table-cell>
          <table:table-cell table:style-name="TableCell1032">
            <text:p text:style-name="P1033">Mass Domination</text:p>
          </table:table-cell>
        </table:table-row>
      </table:table>
      <text:p text:style-name="P1034">Transmutation</text:p>
      <table:table table:style-name="Table1035">
        <table:table-columns>
          <table:table-column table:style-name="TableColumn1036"/>
          <table:table-column table:style-name="TableColumn1037"/>
        </table:table-columns>
        <table:table-row table:style-name="TableRow1038">
          <table:table-cell table:style-name="TableCell1039">
            <text:p text:style-name="P1040">Level</text:p>
          </table:table-cell>
          <table:table-cell table:style-name="TableCell1041">
            <text:p text:style-name="P1042">Spell</text:p>
          </table:table-cell>
        </table:table-row>
        <table:table-row table:style-name="TableRow1043">
          <table:table-cell table:style-name="TableCell1044">
            <text:p text:style-name="P1045"><text:span text:style-name="T1046">1</text:span></text:p>
          </table:table-cell>
          <table:table-cell table:style-name="TableCell1047">
            <text:p text:style-name="P1048">Enlarge (R)</text:p>
          </table:table-cell>
        </table:table-row>
        <table:table-row table:style-name="TableRow1049">
          <table:table-cell table:style-name="TableCell1050">
            <text:p text:style-name="P1051"><text:span text:style-name="T1052">1</text:span></text:p>
          </table:table-cell>
          <table:table-cell table:style-name="TableCell1053">
            <text:p text:style-name="P1054">Feather Fall</text:p>
          </table:table-cell>
        </table:table-row>
        <table:table-row table:style-name="TableRow1055">
          <table:table-cell table:style-name="TableCell1056">
            <text:p text:style-name="P1057"><text:span text:style-name="T1058">1</text:span></text:p>
          </table:table-cell>
          <table:table-cell table:style-name="TableCell1059">
            <text:p text:style-name="P1060">Nullify Poison</text:p>
          </table:table-cell>
        </table:table-row>
        <table:table-row table:style-name="TableRow1061">
          <table:table-cell table:style-name="TableCell1062">
            <text:p text:style-name="P1063"><text:span text:style-name="T1064">1</text:span></text:p>
          </table:table-cell>
          <table:table-cell table:style-name="TableCell1065">
            <text:p text:style-name="P1066">Pass Without Trace</text:p>
          </table:table-cell>
        </table:table-row>
        <table:table-row table:style-name="TableRow1067">
          <table:table-cell table:style-name="TableCell1068">
            <text:p text:style-name="P1069"><text:span text:style-name="T1070">2</text:span></text:p>
          </table:table-cell>
          <table:table-cell table:style-name="TableCell1071">
            <text:p text:style-name="P1072">Bolster</text:p>
          </table:table-cell>
        </table:table-row>
        <table:table-row table:style-name="TableRow1073">
          <table:table-cell table:style-name="TableCell1074">
            <text:p text:style-name="P1075"><text:span text:style-name="T1076">2</text:span></text:p>
          </table:table-cell>
          <table:table-cell table:style-name="TableCell1077">
            <text:p text:style-name="P1078">Knock</text:p>
          </table:table-cell>
        </table:table-row>
        <table:table-row table:style-name="TableRow1079">
          <table:table-cell table:style-name="TableCell1080">
            <text:p text:style-name="P1081"><text:span text:style-name="T1082">2</text:span></text:p>
          </table:table-cell>
          <table:table-cell table:style-name="TableCell1083">
            <text:p text:style-name="P1084">Spider Climb</text:p>
          </table:table-cell>
        </table:table-row>
        <table:table-row table:style-name="TableRow1085">
          <table:table-cell table:style-name="TableCell1086">
            <text:p text:style-name="P1087"><text:span text:style-name="T1088">2</text:span></text:p>
          </table:table-cell>
          <table:table-cell table:style-name="TableCell1089">
            <text:p text:style-name="P1090">Water Breathing</text:p>
          </table:table-cell>
        </table:table-row>
        <table:table-row table:style-name="TableRow1091">
          <table:table-cell table:style-name="TableCell1092">
            <text:p text:style-name="P1093"><text:span text:style-name="T1094">3</text:span></text:p>
          </table:table-cell>
          <table:table-cell table:style-name="TableCell1095">
            <text:p text:style-name="P1096">Blink</text:p>
          </table:table-cell>
        </table:table-row>
        <table:table-row table:style-name="TableRow1097">
          <table:table-cell table:style-name="TableCell1098">
            <text:p text:style-name="P1099"><text:span text:style-name="T1100">3</text:span></text:p>
          </table:table-cell>
          <table:table-cell table:style-name="TableCell1101">
            <text:p text:style-name="P1102">Gaseous Form</text:p>
          </table:table-cell>
        </table:table-row>
        <table:table-row table:style-name="TableRow1103">
          <table:table-cell table:style-name="TableCell1104">
            <text:p text:style-name="P1105"><text:span text:style-name="T1106">3</text:span></text:p>
          </table:table-cell>
          <table:table-cell table:style-name="TableCell1107">
            <text:p text:style-name="P1108">Haste (R)</text:p>
          </table:table-cell>
        </table:table-row>
        <table:table-row table:style-name="TableRow1109">
          <table:table-cell table:style-name="TableCell1110">
            <text:p text:style-name="P1111"><text:span text:style-name="T1112">3</text:span></text:p>
          </table:table-cell>
          <table:table-cell table:style-name="TableCell1113">
            <text:p text:style-name="P1114">Plant Growth</text:p>
          </table:table-cell>
        </table:table-row>
        <table:table-row table:style-name="TableRow1115">
          <table:table-cell table:style-name="TableCell1116">
            <text:p text:style-name="P1117"><text:span text:style-name="T1118">4</text:span></text:p>
          </table:table-cell>
          <table:table-cell table:style-name="TableCell1119">
            <text:p text:style-name="P1120">Polymorph Self</text:p>
          </table:table-cell>
        </table:table-row>
        <table:table-row table:style-name="TableRow1121">
          <table:table-cell table:style-name="TableCell1122">
            <text:p text:style-name="P1123"><text:span text:style-name="T1124">4</text:span></text:p>
          </table:table-cell>
          <table:table-cell table:style-name="TableCell1125">
            <text:p text:style-name="P1126">Stone to Flesh</text:p>
          </table:table-cell>
        </table:table-row>
        <table:table-row table:style-name="TableRow1127">
          <table:table-cell table:style-name="TableCell1128">
            <text:p text:style-name="P1129"><text:span text:style-name="T1130">4</text:span></text:p>
          </table:table-cell>
          <table:table-cell table:style-name="TableCell1131">
            <text:p text:style-name="P1132">Strength</text:p>
          </table:table-cell>
        </table:table-row>
        <table:table-row table:style-name="TableRow1133">
          <table:table-cell table:style-name="TableCell1134">
            <text:p text:style-name="P1135"><text:span text:style-name="T1136">4</text:span></text:p>
          </table:table-cell>
          <table:table-cell table:style-name="TableCell1137">
            <text:p text:style-name="P1138">Rock to Mud (R)</text:p>
          </table:table-cell>
        </table:table-row>
        <table:table-row table:style-name="TableRow1139">
          <table:table-cell table:style-name="TableCell1140">
            <text:p text:style-name="P1141"><text:span text:style-name="T1142">5</text:span></text:p>
          </table:table-cell>
          <table:table-cell table:style-name="TableCell1143">
            <text:p text:style-name="P1144">Fly</text:p>
          </table:table-cell>
        </table:table-row>
        <table:table-row table:style-name="TableRow1145">
          <table:table-cell table:style-name="TableCell1146">
            <text:p text:style-name="P1147"><text:span text:style-name="T1148">5</text:span></text:p>
          </table:table-cell>
          <table:table-cell table:style-name="TableCell1149">
            <text:p text:style-name="P1150">Iron Body</text:p>
          </table:table-cell>
        </table:table-row>
        <table:table-row table:style-name="TableRow1151">
          <table:table-cell table:style-name="TableCell1152">
            <text:p text:style-name="P1153"><text:span text:style-name="T1154">5</text:span></text:p>
          </table:table-cell>
          <table:table-cell table:style-name="TableCell1155">
            <text:p text:style-name="P1156">Reverse Gravity</text:p>
          </table:table-cell>
        </table:table-row>
        <table:table-row table:style-name="TableRow1157">
          <table:table-cell table:style-name="TableCell1158">
            <text:p text:style-name="P1159"><text:span text:style-name="T1160">5</text:span></text:p>
          </table:table-cell>
          <table:table-cell table:style-name="TableCell1161">
            <text:p text:style-name="P1162">Shape Earth</text:p>
          </table:table-cell>
        </table:table-row>
        <table:table-row table:style-name="TableRow1163">
          <table:table-cell table:style-name="TableCell1164">
            <text:p text:style-name="P1165"><text:span text:style-name="T1166">6</text:span></text:p>
          </table:table-cell>
          <table:table-cell table:style-name="TableCell1167">
            <text:p text:style-name="P1168">Control Water</text:p>
          </table:table-cell>
        </table:table-row>
        <table:table-row table:style-name="TableRow1169">
          <table:table-cell table:style-name="TableCell1170">
            <text:p text:style-name="P1171"><text:span text:style-name="T1172">6</text:span></text:p>
          </table:table-cell>
          <table:table-cell table:style-name="TableCell1173">
            <text:p text:style-name="P1174">Control Weather</text:p>
          </table:table-cell>
        </table:table-row>
        <table:table-row table:style-name="TableRow1175">
          <table:table-cell table:style-name="TableCell1176">
            <text:p text:style-name="P1177"><text:span text:style-name="T1178">6</text:span></text:p>
          </table:table-cell>
          <table:table-cell table:style-name="TableCell1179">
            <text:p text:style-name="P1180">Shape Change</text:p>
          </table:table-cell>
        </table:table-row>
      </table:table>
      <text:section text:name="Sect1" text:style-name="S1">
        <text:soft-page-break/>
        <text:p text:style-name="P1181">SPELL DETAILS</text:p>
        <text:p text:style-name="P1182">Each spell has a spell level, range, and duration.</text:p>
        <text:p text:style-name="P1183">LEVEL</text:p>
        <text:p text:style-name="P1184">This is the spell level, not the level required to cast it.</text:p>
        <text:p text:style-name="P1185">RANGE</text:p>
        <text:p text:style-name="P1186">Range is the maximum distance of the spell’s target, not its<text:s/>area of effect (though sometimes these are the same). Ranged</text:p>
        <text:p text:style-name="P1187">spells must obey the normal rules on line of sight and blocked</text:p>
        <text:p text:style-name="P1188">targets (see p. 36), but do not suffer range modifiers.</text:p>
        <text:p text:style-name="P1189">Spells typically have one of five ranges:</text:p>
        <text:p text:style-name="P1190"></text:p>
        <text:p text:style-name="P1191">Self: The spell can only target the caster. However, if</text:p>
        <text:p text:style-name="P1192">the range is “Self” followed by an area, the effect emits</text:p>
        <text:p text:style-name="P1193">from the caster and covers the area specified.</text:p>
        <text:p text:style-name="P1194"></text:p>
        <text:p text:style-name="P1195">Touch: The spell requires the caster to touch the target</text:p>
        <text:p text:style-name="P1196">creature or object to affect it, which means that the</text:p>
        <text:p text:style-name="P1197">caster must be within 5 feet of the target at the start of</text:p>
        <text:p text:style-name="P1198">the Magic Phase (when the spell resolves). The target</text:p>
        <text:p text:style-name="P1199">can be the caster: if so, the “touch” is automatic. A</text:p>
        <text:p text:style-name="P1200">normal attack roll is required if the target is hostile.</text:p>
        <text:p text:style-name="P1201"></text:p>
        <text:p text:style-name="P1202">Short: The spell reaches up to 40 feet. This range</text:p>
        <text:p text:style-name="P1203">increases by 5 feet for every two caster levels.</text:p>
        <text:p text:style-name="P1204"></text:p>
        <text:p text:style-name="P1205">Medium: Up to 100 feet, plus 10 feet per two caster</text:p>
        <text:p text:style-name="P1206">levels.</text:p>
        <text:p text:style-name="P1207"></text:p>
        <text:p text:style-name="P1208">Long: Up to 400 feet, plus 20 feet per two caster levels.</text:p>
        <text:p text:style-name="P1209">DURATION</text:p>
        <text:p text:style-name="P1210">This is the amount of time the spell is in effect. A caster can</text:p>
        <text:p text:style-name="P1211">dispel their own non-Instant spell effect at will, as a free action.</text:p>
        <text:p text:style-name="P1212"></text:p>
        <text:p text:style-name="P1213">Instant: The spell effect comes and goes the moment</text:p>
        <text:p text:style-name="P1214">the spell is cast, though the consequences (such as</text:p>
        <text:p text:style-name="P1215">damage) might last beyond this.</text:p>
        <text:p text:style-name="P1216"></text:p>
        <text:p text:style-name="P1217">Timed: Unless dispelled by the caster, the spell lasts</text:p>
        <text:p text:style-name="P1218">until its listed time has passed. If a spell’s duration is</text:p>
        <text:p text:style-name="P1219">variable, the duration is rolled secretly by the GM (i.e.</text:p>
        <text:p text:style-name="P1220">the caster doesn’t know how long their spell will last).</text:p>
        <text:p text:style-name="P1221"></text:p>
        <text:p text:style-name="P1222">Concentration: The spell requires that the caster</text:p>
        <text:p text:style-name="P1223">concentrate on it to keep its effect active. This prevents</text:p>
        <text:p text:style-name="P1224">the casting of another spell, but movement and other</text:p>
        <text:p text:style-name="P1225">actions are still allowed. Anything that would disrupt a</text:p>
        <text:p text:style-name="P1226">spell’s casting also breaks a caster’s concentration while</text:p>
        <text:p text:style-name="P1227">maintaining one, thus ending the spell.</text:p>
        <text:p text:style-name="P1228"></text:p>
        <text:p text:style-name="P1229">Permanent: Unless dispelled by the caster, the effect is</text:p>
        <text:p text:style-name="P1230">permanent. The effect may still be vulnerable to Dispel</text:p>
        <text:p text:style-name="P1231">Magic or other means of destruction; if so, this will be</text:p>
        <text:p text:style-name="P1232">specified in the spell description.</text:p>
        <text:p text:style-name="P1233">AREA OF EFFECT</text:p>
        <text:p text:style-name="P1234">For spells with an area of effect, the caster selects a point</text:p>
        <text:p text:style-name="P1235">within range to centre the effect area, but cannot control what</text:p>
        <text:p text:style-name="P1236">a spell affects within that area unless the spell states otherwise.</text:p>
        <text:p text:style-name="P1237">If using a grid map, a spell’s centre point must be at a grid-line</text:p>
        <text:p text:style-name="P1238">intersection, not a square (see example image on p. 36).</text:p>
        <text:p text:style-name="P1239">The area of effect listed for spells (AoE) may have two</text:p>
        <text:soft-page-break/>
        <text:p text:style-name="P1240">values. If so, the first is radius, while the second is the full area</text:p>
        <text:p text:style-name="P1241">of effect in 5-foot squares, if using a grid map. The latter can</text:p>
        <text:p text:style-name="P1242">lead to counterintuitive results (e.g. square fireballs), but is an</text:p>
        <text:p text:style-name="P1243">ease-of-use abstraction to avoid annoyances with diagonals.</text:p>
        <text:p text:style-name="P1244">REVERSIBLE SPELLS (R)</text:p>
        <text:p text:style-name="P1245">Some spells are reversible: this will be noted in the spell’s title</text:p>
        <text:p text:style-name="P1246">and description. When one gains a reversible spell both forms</text:p>
        <text:p text:style-name="P1247">are learned, but each is a different spell for the purposes of</text:p>
        <text:p text:style-name="P1248">preparing spells. For example, Haste and Slow would occupy</text:p>
        <text:p text:style-name="P1249">separate spell slots (and each could be prepared up to twice).</text:p>
        <text:p text:style-name="P1250">SAVING THROWS</text:p>
        <text:p text:style-name="P1251">Spells that allow a save have this noted in their description. If</text:p>
        <text:p text:style-name="P1252">the spell does damage, a successful save reduces the damage</text:p>
        <text:p text:style-name="P1253">to that subject by half (round normally); for all other spells a</text:p>
        <text:p text:style-name="P1254">save nullifies the effect on that subject unless stated otherwise.</text:p>
        <text:p text:style-name="P1255">Saving Throws &amp; Illusions</text:p>
        <text:p text:style-name="P1256">Illusions only affect intelligent creatures. A creature is not</text:p>
        <text:p text:style-name="P1257">granted an extra save to recognize an illusion unless they</text:p>
        <text:p text:style-name="P1258">carefully study it, directly interact with it (a touch or attack</text:p>
        <text:p text:style-name="P1259">usually counts), make a deliberate effort to disbelieve it (this</text:p>
        <text:p text:style-name="P1260">requires an action if in combat), or see a result contravening</text:p>
        <text:p text:style-name="P1261">established reality (e.g. falling through an illusionary “floor”</text:p>
        <text:p text:style-name="P1262">covering a pit). A save is granted up to once per round in such</text:p>
        <text:p text:style-name="P1263">circumstances, made in secret by the GM.</text:p>
        <text:p text:style-name="P1264">A failed save does not dictate one’s chosen actions; it only</text:p>
        <text:p text:style-name="P1265">means that the creature believes in the illusory reality. This also</text:p>
        <text:p text:style-name="P1266">does not make that reality in any way real. For example, one</text:p>
        <text:p text:style-name="P1267">might choose to cross an illusory bridge if they fail their save,</text:p>
        <text:p text:style-name="P1268">and if so would of course fall through it. However, chosen</text:p>
        <text:p text:style-name="P1269">actions will unconsciously adjust to match perceived reality.</text:p>
        <text:p text:style-name="P1270">For example, if a victim believes they are in a swamp, they will</text:p>
        <text:p text:style-name="P1271">unknowingly slow their movement to normal swamp speeds.</text:p>
        <text:p text:style-name="P1272">Passing a save against an illusion does not dispel it, but</text:p>
        <text:p text:style-name="P1273">reveals it to be false for that person. Any who know an illusion</text:p>
        <text:p text:style-name="P1274">to be false can use an action to try and convince others of this;</text:p>
        <text:p text:style-name="P1275">those told can reroll their next failed save against that illusion.</text:p>
        <text:p text:style-name="P1276">STACKING SPELL EFFECTS</text:p>
        <text:p text:style-name="P1277">Regardless of the source, the same spell (or equivalent effect</text:p>
        <text:p text:style-name="P1278">from another source) cannot be stacked on a single target</text:p>
        <text:p text:style-name="P1279">unless specified otherwise. For example, two Shield spells on</text:p>
        <text:p text:style-name="P1280">one target does not provide a cumulative effect, and neither</text:p>
        <text:p text:style-name="P1281">does a Shield spell and a Shield effect from a magical item.</text:p>
      </text:section>
      <text:section text:name="Sect2" text:style-name="S2">
        <text:p text:style-name="P1282"/>
        <text:p text:style-name="P1283"/>
        <text:p text:style-name="P128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Futura Condensed" svg:font-family="Futura Condensed" style:font-family-generic="modern" style:font-pitch="variable" svg:panose-1="0 0 0 0 0 0 0 0 0 0"/>
    <style:font-face style:name="Minion Pro" svg:font-family="Minion Pro" style:font-family-generic="roman" style:font-pitch="variable" svg:panose-1="2 4 5 3 5 2 1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in" fo:margin-left="0.5in" fo:margin-bottom="0.5in" fo:margin-right="0.5in" style:num-format="1" style:writing-mode="lr-tb">
        <style:columns fo:column-count="4" fo:column-gap="0.2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-0.2in"/>
      </style:footer-style>
    </style:page-layout>
    <style:style style:name="P2" style:parent-style-name="Normal" style:family="paragraph">
      <style:paragraph-properties fo:text-align="center" fo:margin-bottom="0in" fo:line-height="100%"/>
      <style:text-properties style:font-name="Futura Condensed"/>
    </style:style>
    <style:style style:name="P3" style:parent-style-name="Header" style:family="paragraph">
      <style:paragraph-properties fo:text-align="center" fo:margin-bottom="0.0833in"/>
      <style:text-properties style:font-name="Futura Condensed" fo:font-size="16pt" style:font-size-asian="16pt" style:font-size-complex="16pt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Footer"/>
      </style:footer>
      <style:header-first>
        <text:p text:style-name="P3">Spells by School</text:p>
      </style:header-firs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ximilian Hart</meta:initial-creator>
    <dc:creator>Maximilian Hart</dc:creator>
    <meta:creation-date>2025-04-03T21:28:00Z</meta:creation-date>
    <dc:date>2025-04-03T21:57:00Z</dc:date>
    <meta:template xlink:href="Normal.dotm" xlink:type="simple"/>
    <meta:editing-cycles>4</meta:editing-cycles>
    <meta:editing-duration>PT1740S</meta:editing-duration>
    <meta:document-statistic meta:page-count="3" meta:paragraph-count="16" meta:word-count="1211" meta:character-count="8100" meta:row-count="57" meta:non-whitespace-character-count="6905"/>
  </office:meta>
</office:document-meta>
</file>